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36in"/>
    </style:style>
    <style:style style:name="co2" style:family="table-column">
      <style:table-column-properties fo:break-before="auto" style:column-width="1.6752in"/>
    </style:style>
    <style:style style:name="co3" style:family="table-column">
      <style:table-column-properties fo:break-before="auto" style:column-width="0.5291in"/>
    </style:style>
    <style:style style:name="co4" style:family="table-column">
      <style:table-column-properties fo:break-before="auto" style:column-width="0.3862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0.65in"/>
    </style:style>
    <style:style style:name="co8" style:family="table-column">
      <style:table-column-properties fo:break-before="auto" style:column-width="0.5516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6173in"/>
    </style:style>
    <style:style style:name="co11" style:family="table-column">
      <style:table-column-properties fo:break-before="auto" style:column-width="0.2638in"/>
    </style:style>
    <style:style style:name="co12" style:family="table-column">
      <style:table-column-properties fo:break-before="auto" style:column-width="0.4075in"/>
    </style:style>
    <style:style style:name="co13" style:family="table-column">
      <style:table-column-properties fo:break-before="auto" style:column-width="0.4744in"/>
    </style:style>
    <style:style style:name="co14" style:family="table-column">
      <style:table-column-properties fo:break-before="auto" style:column-width="0.452in"/>
    </style:style>
    <style:style style:name="co15" style:family="table-column">
      <style:table-column-properties fo:break-before="auto" style:column-width="0.275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Brinell_20_from_20_Moh">
      <style:table-properties table:display="true" style:writing-mode="lr-tb"/>
    </style:style>
    <style:style style:name="ta2" style:family="table" style:master-page-name="PageStyle_5f_Brinell_20_from_20_Density">
      <style:table-properties table:display="true" style:writing-mode="lr-tb"/>
    </style:style>
    <style:style style:name="ta3" style:family="table" style:master-page-name="PageStyle_5f_Moh_20_from_20_Brinell">
      <style:table-properties table:display="true" style:writing-mode="lr-tb"/>
    </style:style>
    <style:style style:name="ta4" style:family="table" style:master-page-name="PageStyle_5f_Sheet3">
      <style:table-properties table:display="false" style:writing-mode="lr-tb"/>
    </style:style>
    <style:style style:name="ta5" style:family="table" style:master-page-name="PageStyle_5f_Hardness_20_-_20_Extrapolated">
      <style:table-properties table:display="true" style:writing-mode="lr-tb"/>
    </style:style>
    <style:style style:name="ta6" style:family="table" style:master-page-name="PageStyle_5f_cracky_20_time_20_1_20_from_20_Brinell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transparent" style:rotation-align="non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" style:family="table-cell" style:parent-style-name="Excel_20_Built-in_20_Hyperlink" style:data-style-name="N0">
      <style:table-cell-properties fo:background-color="#948a5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ackground-color="#92d05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Hyperlink" style:data-style-name="N0">
      <style:table-cell-properties fo:background-color="#00b0f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0" style:family="table-cell" style:parent-style-name="Excel_20_Built-in_20_Hyperlink" style:data-style-name="N0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1" style:family="table-cell" style:parent-style-name="Excel_20_Built-in_20_Hyperlink" style:data-style-name="N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2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3" style:family="table-cell" style:parent-style-name="Excel_20_Built-in_20_Hyperlink" style:data-style-name="N0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Hyperlink" style:data-style-name="N0">
      <style:table-cell-properties fo:background-color="#4f81b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6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4f81bd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ffc000"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f0000" style:rotation-align="none"/>
    </style:style>
    <style:style style:name="ce25" style:family="table-cell" style:parent-style-name="Default">
      <style:table-cell-properties fo:background-color="#00b05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00" style:rotation-align="none"/>
      <style:text-properties fo:color="#a6a6a6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7" style:family="table-cell" style:parent-style-name="Default">
      <style:table-cell-properties fo:background-color="#948a54" style:rotation-align="none"/>
    </style:style>
    <style:style style:name="ce28" style:family="table-cell" style:parent-style-name="Default">
      <style:table-cell-properties fo:background-color="#fac09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00b0f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948a54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00" style:rotation-align="none"/>
    </style:style>
    <style:style style:name="ce32" style:family="table-cell" style:parent-style-name="Default">
      <style:table-cell-properties fo:background-color="#ffffff" style:rotation-align="none"/>
    </style:style>
    <style:style style:name="ce33" style:family="table-cell" style:parent-style-name="Default">
      <style:table-cell-properties fo:background-color="#00b050" style:rotation-align="none"/>
    </style:style>
    <style:style style:name="ce3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5" style:family="table-cell" style:parent-style-name="Default">
      <style:table-cell-properties fo:background-color="transparent"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ext-properties fo:color="#b2b2b2" fo:font-style="italic" style:font-style-asian="italic" style:font-style-complex="italic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ext-properties style:font-name="Calibri" style:font-name-complex="Calibri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rinell from Moh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Moh</text:p>
          </table:table-cell>
          <table:table-cell office:value-type="string" calcext:value-type="string">
            <text:p>Brinell</text:p>
          </table:table-cell>
          <table:table-cell/>
          <table:table-cell>
            <draw:frame table:end-cell-address="'Brinell from Moh'.L16" table:end-x="0.3in" table:end-y="0.0315in" draw:z-index="0" draw:name="Chart 2" draw:style-name="gr1" draw:text-style-name="P1" svg:width="5.0551in" svg:height="2.9996in" svg:x="0.6339in" svg:y="0.1567in">
              <draw:object draw:notify-on-update-of-ranges="'Brinell from Moh'.B2:'Brinell from Moh'.B10 'Brinell from Moh'.A2:'Brinell from Moh'.A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7" calcext:value-type="float">
            <text:p>667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'Brinell from Moh'.Q41" table:end-x="0.2689in" table:end-y="0.0106in" draw:z-index="1" draw:name="Chart 3" draw:style-name="gr1" draw:text-style-name="P1" svg:width="7.8228in" svg:height="4.6559in" svg:x="0.5295in" svg:y="0.163in">
              <draw:object draw:notify-on-update-of-ranges="'Brinell from Moh'.B2:'Brinell from Moh'.B10 'Brinell from Moh'.A2:'Brinell from Moh'.A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inell from Density" table:style-name="ta2">
        <office:forms form:automatic-focus="false" form:apply-design-mode="false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m/cm^3</text:p>
          </table:table-cell>
          <table:table-cell office:value-type="string" calcext:value-type="string">
            <text:p>Brinell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Outli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al</text:p>
          </table:table-cell>
          <table:table-cell office:value-type="float" office:value="2.19" calcext:value-type="float">
            <text:p>2.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ethyst</text:p>
          </table:table-cell>
          <table:table-cell office:value-type="float" office:value="2.65" calcext:value-type="float">
            <text:p>2.65</text:p>
          </table:table-cell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quamarine</text:p>
          </table:table-cell>
          <table:table-cell office:value-type="float" office:value="2.71" calcext:value-type="float">
            <text:p>2.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rald</text:p>
          </table:table-cell>
          <table:table-cell office:value-type="float" office:value="2.725" calcext:value-type="float">
            <text:p>2.7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dot</text:p>
          </table:table-cell>
          <table:table-cell office:value-type="float" office:value="3.38" calcext:value-type="float">
            <text:p>3.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paz</text:p>
          </table:table-cell>
          <table:table-cell office:value-type="float" office:value="3.53" calcext:value-type="float">
            <text:p>3.53</text:p>
          </table:table-cell>
          <table:table-cell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net</text:p>
          </table:table-cell>
          <table:table-cell office:value-type="float" office:value="3.645" calcext:value-type="float">
            <text:p>3.6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xandrite</text:p>
          </table:table-cell>
          <table:table-cell office:value-type="float" office:value="3.74" calcext:value-type="float">
            <text:p>3.74</text:p>
          </table:table-cell>
          <table:table-cell table:number-columns-repeated="2"/>
          <table:table-cell>
            <draw:frame table:end-cell-address="'Brinell from Density'.L23" table:end-x="0.6228in" table:end-y="0.1043in" draw:z-index="0" draw:name="Chart 1" draw:style-name="gr1" draw:text-style-name="P1" svg:width="5.0484in" svg:height="2.9996in" svg:x="0.2898in" svg:y="0.0213in">
              <draw:object draw:notify-on-update-of-ranges="'Brinell from Density'.C3:'Brinell from Density'.C3 'Brinell from Density'.C7:'Brinell from Density'.C7 'Brinell from Density'.C10:'Brinell from Density'.C10 'Brinell from Density'.B3:'Brinell from Density'.B3 'Brinell from Density'.B7:'Brinell from Density'.B7 'Brinell from Density'.B10:'Brinell from Density'.B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pphire</text:p>
          </table:table-cell>
          <table:table-cell office:value-type="float" office:value="4" calcext:value-type="float">
            <text:p>4</text:p>
          </table:table-cell>
          <table:table-cell office:value-type="float" office:value="667" calcext:value-type="float">
            <text:p>667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ircon</text:p>
          </table:table-cell>
          <table:table-cell office:value-type="float" office:value="4.33" calcext:value-type="float">
            <text:p>4.3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4" calcext:value-type="float">
            <text:p>4</text:p>
          </table:table-cell>
          <table:table-cell office:value-type="float" office:value="667" calcext:value-type="float">
            <text:p>667</text:p>
          </table:table-cell>
          <table:table-cell office:value-type="float" office:value="9" calcext:value-type="float">
            <text:p>9</text:p>
          </table:table-cell>
          <table:table-cell table:formula="of:=TRUE()" office:value-type="float" office:value="1" calcext:value-type="float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3.515" calcext:value-type="float">
            <text:p>3.515</text:p>
          </table:table-cell>
          <table:table-cell office:value-type="float" office:value="571" calcext:value-type="float">
            <text:p>571</text:p>
          </table:table-cell>
          <table:table-cell office:value-type="float" office:value="10" calcext:value-type="float">
            <text:p>10</text:p>
          </table:table-cell>
          <table:table-cell table:formula="of:=TRUE()">
            <text:p/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h from Brinell" table:style-name="ta3">
        <office:forms form:automatic-focus="false" form:apply-design-mode="false"/>
        <table:shapes>
          <draw:frame draw:z-index="0" draw:style-name="gr2" draw:text-style-name="P2" svg:width="6.2945in" svg:height="5.0937in" svg:x="1.3913in" svg:y="0.0417in">
            <draw:object draw:notify-on-update-of-ranges="'Moh from Brinell'.A1:'Moh from Brinell'.A1 'Moh from Brinell'.A2:'Moh from Brinell'.A10 'Moh from Brinell'.B1:'Moh from Brinell'.B1 'Moh from Brinell'.B2:'Moh from Brinell'.B1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Brinell</text:p>
          </table:table-cell>
          <table:table-cell office:value-type="string" calcext:value-type="string">
            <text:p>Moh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4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rdness - Extrapolated" table:style-name="ta5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1004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Metric Density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Brinell</text:p>
          </table:table-cell>
          <table:table-cell office:value-type="string" calcext:value-type="string">
            <text:p>P.fpi</text:p>
          </table:table-cell>
          <table:table-cell office:value-type="string" calcext:value-type="string">
            <text:p>P.mdl</text:p>
          </table:table-cell>
          <table:table-cell office:value-type="string" calcext:value-type="string">
            <text:p>P.k.times[1]</text:p>
          </table:table-cell>
          <table:table-cell office:value-type="string" calcext:value-type="string">
            <text:p>P.k.times[2]</text:p>
          </table:table-cell>
          <table:table-cell office:value-type="string" calcext:value-type="string">
            <text:p>P.k.times[3]</text:p>
          </table:table-cell>
          <table:table-cell office:value-type="string" calcext:value-type="string">
            <text:p>P.k.uses</text:p>
          </table:table-cell>
          <table:table-cell office:value-type="string" calcext:value-type="string">
            <text:p>P.k.maxlevel</text:p>
          </table:table-cell>
          <table:table-cell office:value-type="string" calcext:value-type="string">
            <text:p>P.f</text:p>
          </table:table-cell>
          <table:table-cell office:value-type="string" calcext:value-type="string">
            <text:p>V.fpi</text:p>
          </table:table-cell>
          <table:table-cell office:value-type="string" calcext:value-type="string">
            <text:p>V.mdl</text:p>
          </table:table-cell>
          <table:table-cell office:value-type="string" calcext:value-type="string">
            <text:p>V.m.times[1]</text:p>
          </table:table-cell>
          <table:table-cell office:value-type="string" calcext:value-type="string">
            <text:p>V.m.times[2]</text:p>
          </table:table-cell>
          <table:table-cell office:value-type="string" calcext:value-type="string">
            <text:p>V.m.times[3]</text:p>
          </table:table-cell>
          <table:table-cell office:value-type="string" calcext:value-type="string">
            <text:p>V.m.uses</text:p>
          </table:table-cell>
          <table:table-cell office:value-type="string" calcext:value-type="string">
            <text:p>V.m.maxlevel</text:p>
          </table:table-cell>
          <table:table-cell office:value-type="string" calcext:value-type="string">
            <text:p>V.f</text:p>
          </table:table-cell>
          <table:table-cell office:value-type="string" calcext:value-type="string">
            <text:p>X.fpi</text:p>
          </table:table-cell>
          <table:table-cell office:value-type="string" calcext:value-type="string">
            <text:p>X.mdl</text:p>
          </table:table-cell>
          <table:table-cell office:value-type="string" calcext:value-type="string">
            <text:p>X.c.times[1]</text:p>
          </table:table-cell>
          <table:table-cell office:value-type="string" calcext:value-type="string">
            <text:p>X.c.times[2]</text:p>
          </table:table-cell>
          <table:table-cell office:value-type="string" calcext:value-type="string">
            <text:p>X.c.times[3]</text:p>
          </table:table-cell>
          <table:table-cell office:value-type="string" calcext:value-type="string">
            <text:p>X.c.uses</text:p>
          </table:table-cell>
          <table:table-cell office:value-type="string" calcext:value-type="string">
            <text:p>X.c.maxlevel</text:p>
          </table:table-cell>
          <table:table-cell office:value-type="string" calcext:value-type="string">
            <text:p>X.f</text:p>
          </table:table-cell>
          <table:table-cell office:value-type="string" calcext:value-type="string">
            <text:p>W.fpi</text:p>
          </table:table-cell>
          <table:table-cell office:value-type="string" calcext:value-type="string">
            <text:p>W.mdl</text:p>
          </table:table-cell>
          <table:table-cell office:value-type="string" calcext:value-type="string">
            <text:p>W.n.times[1]</text:p>
          </table:table-cell>
          <table:table-cell office:value-type="string" calcext:value-type="string">
            <text:p>W.n.times[2]</text:p>
          </table:table-cell>
          <table:table-cell office:value-type="string" calcext:value-type="string">
            <text:p>W.n.times[3]</text:p>
          </table:table-cell>
          <table:table-cell office:value-type="string" calcext:value-type="string">
            <text:p>W.n.uses</text:p>
          </table:table-cell>
          <table:table-cell office:value-type="string" calcext:value-type="string">
            <text:p>W.n.maxlevel</text:p>
          </table:table-cell>
          <table:table-cell office:value-type="string" calcext:value-type="string">
            <text:p>W.f</text:p>
          </table:table-cell>
          <table:table-cell office:value-type="string" calcext:value-type="string">
            <text:p>H.max_uses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tone</text:p>
          </table:table-cell>
          <table:table-cell table:style-name="ce4" office:value-type="float" office:value="2.19" calcext:value-type="float">
            <text:p>2.19</text:p>
          </table:table-cell>
          <table:table-cell table:style-name="ce24" office:value-type="float" office:value="6" calcext:value-type="float">
            <text:p>6</text:p>
          </table:table-cell>
          <table:table-cell table:style-name="ce4" office:value-type="float" office:value="94" calcext:value-type="float">
            <text:p>94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36"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ron (original minetest basis for "steel" pick)</text:p>
          </table:table-cell>
          <table:table-cell table:style-name="ce19" office:value-type="float" office:value="7.874" calcext:value-type="float">
            <text:p>7.874</text:p>
          </table:table-cell>
          <table:table-cell table:style-name="ce25" office:value-type="float" office:value="4" calcext:value-type="float">
            <text:p>4</text:p>
          </table:table-cell>
          <table:table-cell table:style-name="ce16" table:formula="of:=ROUND(2.9592*POWER([.C3];2.2856);0)" office:value-type="float" office:value="70" calcext:value-type="float">
            <text:p/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0.35" calcext:value-type="float">
            <text:p>0.3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Steel (ASI 1060 Carbon Steel such as for swords)</text:p>
          </table:table-cell>
          <table:table-cell table:style-name="ce20" office:value-type="float" office:value="7.85" calcext:value-type="float">
            <text:p>7.85</text:p>
          </table:table-cell>
          <table:table-cell table:style-name="ce26" table:formula="of:=ROUND(0.6514*POWER([.D4];0.4269);1)" office:value-type="float" office:value="6" calcext:value-type="float">
            <text:p/>
          </table:table-cell>
          <table:table-cell table:style-name="ce20" office:value-type="float" office:value="183" calcext:value-type="float">
            <text:p>183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987"/>
        </table:table-row>
        <table:table-row table:style-name="ro2">
          <table:table-cell office:value-type="string" calcext:value-type="string">
            <text:p>Alexandrite</text:p>
          </table:table-cell>
          <table:table-cell table:style-name="ce8" office:value-type="float" office:value="3.74" calcext:value-type="float">
            <text:p>3.74</text:p>
          </table:table-cell>
          <table:table-cell table:style-name="ce27" office:value-type="float" office:value="8.5" calcext:value-type="float">
            <text:p>8.5</text:p>
          </table:table-cell>
          <table:table-cell table:style-name="ce16" table:formula="of:=ROUND(2.9592*POWER([.C5];2.2856);0)" office:value-type="float" office:value="394" calcext:value-type="float">
            <text:p/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" calcext:value-type="float">
            <text:p>3</text:p>
          </table:table-cell>
          <table:table-cell table:style-name="ce37" table:formula="of:=ROUND(5-([.D5]-94)/([.$D$20]-94);2)" office:value-type="float" office:value="4.61" calcext:value-type="float">
            <text:p/>
          </table:table-cell>
          <table:table-cell table:style-name="ce37" table:formula="of:=ROUND(2-(([.D5]-94)/([.$D$20]-94)*(2-1.6));2)" office:value-type="float" office:value="1.84" calcext:value-type="float">
            <text:p/>
          </table:table-cell>
          <table:table-cell table:style-name="ce37" table:formula="of:=ROUND(1-(([.D5]-94)/([.$D$20]-94)*(1-0.8));2)" office:value-type="float" office:value="0.92" calcext:value-type="float">
            <text:p/>
          </table:table-cell>
          <table:table-cell table:style-name="ce37" table:formula="of:=ROUND(20+(([.D5]-94)/([.$D$20]-94))*10;0)" office:value-type="float" office:value="24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style-name="ce39" table:formula="of:=ROUND(1.8-(([.D5]-94)/([.$D$20]-94)*(1.8-1.1));2)" office:value-type="float" office:value="1.53" calcext:value-type="float">
            <text:p/>
          </table:table-cell>
          <table:table-cell table:style-name="ce39" table:formula="of:=ROUND(1.2-(([.D5]-94)/([.$D$20]-94)*(1.2-0.5));2)" office:value-type="float" office:value="0.93" calcext:value-type="float">
            <text:p/>
          </table:table-cell>
          <table:table-cell table:style-name="ce39" table:formula="of:=ROUND(0.5-(([.D5]-94)/([.$D$20]-94)*(0.5-0.3));2)" office:value-type="float" office:value="0.42" calcext:value-type="float">
            <text:p/>
          </table:table-cell>
          <table:table-cell table:style-name="ce39" table:formula="of:=ROUND(20+(([.D5]-94)/([.$D$20]-94))*10;0)" office:value-type="float" office:value="24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3-(([.D5]-94)/([.$D$20]-94)*(3-2.1));2)" office:value-type="float" office:value="2.65" calcext:value-type="float">
            <text:p/>
          </table:table-cell>
          <table:table-cell table:style-name="ce39" table:formula="of:=ROUND(2-(([.D5]-94)/([.$D$20]-94)*(2-0.9));2)" office:value-type="float" office:value="1.57" calcext:value-type="float">
            <text:p/>
          </table:table-cell>
          <table:table-cell table:style-name="ce39" table:formula="of:=ROUND(1.3-(([.D5]-94)/([.$D$20]-94)*(1.3-0.5));2)" office:value-type="float" office:value="0.99" calcext:value-type="float">
            <text:p/>
          </table:table-cell>
          <table:table-cell table:style-name="ce39" table:formula="of:=ROUND(20+(([.D5]-94)/([.$D$20]-94))*10;0)" office:value-type="float" office:value="24" calcext:value-type="float">
            <text:p/>
          </table:table-cell>
          <table:table-cell table:style-name="ce38" office:value-type="float" office:value="2" calcext:value-type="float">
            <text:p>2</text:p>
          </table:table-cell>
          <table:table-cell table:formula="of:=ROUND(7-(([.D5]-94)/([.$D$20]-94)*(7-3));0)" office:value-type="float" office:value="5" calcext:value-type="float">
            <text:p/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2.9-(([.D5]-94)/([.$D$20]-94)*(2.9-1.9));2)" office:value-type="float" office:value="2.51" calcext:value-type="float">
            <text:p/>
          </table:table-cell>
          <table:table-cell table:style-name="ce39" table:formula="of:=ROUND(1.4-(([.D5]-94)/([.$D$20]-94)*(1.4-0.9));2)" office:value-type="float" office:value="1.2" calcext:value-type="float">
            <text:p/>
          </table:table-cell>
          <table:table-cell table:style-name="ce39" table:formula="of:=ROUND(0.4-(([.D5]-94)/([.$D$20]-94)*(0.4-0.3));2)" office:value-type="float" office:value="0.36" calcext:value-type="float">
            <text:p/>
          </table:table-cell>
          <table:table-cell table:style-name="ce39" table:formula="of:=ROUND(20+(([.D5]-94)/([.$D$20]-94))*20;0)" office:value-type="float" office:value="28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 table:style-name="ce40" table:formula="of:=ROUND(8-(([.D5]-94)/([.$D$20]-94)*(8-4));0)" office:value-type="float" office:value="6" calcext:value-type="float">
            <text:p/>
          </table:table-cell>
          <table:table-cell table:style-name="ce41" table:formula="of:=ROUND(500-(([.D5]-94)/([.$D$20]-94)*(500-90));0)" office:value-type="float" office:value="339" calcext:value-type="float">
            <text:p/>
          </table:table-cell>
          <table:table-cell table:number-columns-repeated="987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8" office:value-type="float" office:value="2.65" calcext:value-type="float">
            <text:p>2.6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78" calcext:value-type="float">
            <text:p>178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" calcext:value-type="float">
            <text:p>3</text:p>
          </table:table-cell>
          <table:table-cell table:style-name="ce37" table:formula="of:=ROUND(5-([.D6]-94)/([.$D$20]-94);2)" office:value-type="float" office:value="4.89" calcext:value-type="float">
            <text:p/>
          </table:table-cell>
          <table:table-cell table:style-name="ce37" table:formula="of:=ROUND(2-(([.D6]-94)/([.$D$20]-94)*(2-1.6));2)" office:value-type="float" office:value="1.96" calcext:value-type="float">
            <text:p/>
          </table:table-cell>
          <table:table-cell table:style-name="ce37" table:formula="of:=ROUND(1-(([.D6]-94)/([.$D$20]-94)*(1-0.8));2)" office:value-type="float" office:value="0.98" calcext:value-type="float">
            <text:p/>
          </table:table-cell>
          <table:table-cell table:style-name="ce37" table:formula="of:=ROUND(20+(([.D6]-94)/([.$D$20]-94))*10;0)" office:value-type="float" office:value="21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style-name="ce39" table:formula="of:=ROUND(1.8-(([.D6]-94)/([.$D$20]-94)*(1.8-1.1));2)" office:value-type="float" office:value="1.72" calcext:value-type="float">
            <text:p/>
          </table:table-cell>
          <table:table-cell table:style-name="ce39" table:formula="of:=ROUND(1.2-(([.D6]-94)/([.$D$20]-94)*(1.2-0.5));2)" office:value-type="float" office:value="1.12" calcext:value-type="float">
            <text:p/>
          </table:table-cell>
          <table:table-cell table:style-name="ce39" table:formula="of:=ROUND(0.5-(([.D6]-94)/([.$D$20]-94)*(0.5-0.3));2)" office:value-type="float" office:value="0.48" calcext:value-type="float">
            <text:p/>
          </table:table-cell>
          <table:table-cell table:style-name="ce39" table:formula="of:=ROUND(20+(([.D6]-94)/([.$D$20]-94))*10;0)" office:value-type="float" office:value="21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3-(([.D6]-94)/([.$D$20]-94)*(3-2.1));2)" office:value-type="float" office:value="2.9" calcext:value-type="float">
            <text:p/>
          </table:table-cell>
          <table:table-cell table:style-name="ce39" table:formula="of:=ROUND(2-(([.D6]-94)/([.$D$20]-94)*(2-0.9));2)" office:value-type="float" office:value="1.88" calcext:value-type="float">
            <text:p/>
          </table:table-cell>
          <table:table-cell table:style-name="ce39" table:formula="of:=ROUND(1.3-(([.D6]-94)/([.$D$20]-94)*(1.3-0.5));2)" office:value-type="float" office:value="1.21" calcext:value-type="float">
            <text:p/>
          </table:table-cell>
          <table:table-cell table:style-name="ce39" table:formula="of:=ROUND(20+(([.D6]-94)/([.$D$20]-94))*10;0)" office:value-type="float" office:value="21" calcext:value-type="float">
            <text:p/>
          </table:table-cell>
          <table:table-cell table:style-name="ce38" office:value-type="float" office:value="2" calcext:value-type="float">
            <text:p>2</text:p>
          </table:table-cell>
          <table:table-cell table:formula="of:=ROUND(7-(([.D6]-94)/([.$D$20]-94)*(7-3));0)" office:value-type="float" office:value="7" calcext:value-type="float">
            <text:p/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2.9-(([.D6]-94)/([.$D$20]-94)*(2.9-1.9));2)" office:value-type="float" office:value="2.79" calcext:value-type="float">
            <text:p/>
          </table:table-cell>
          <table:table-cell table:style-name="ce39" table:formula="of:=ROUND(1.4-(([.D6]-94)/([.$D$20]-94)*(1.4-0.9));2)" office:value-type="float" office:value="1.35" calcext:value-type="float">
            <text:p/>
          </table:table-cell>
          <table:table-cell table:style-name="ce39" table:formula="of:=ROUND(0.4-(([.D6]-94)/([.$D$20]-94)*(0.4-0.3));2)" office:value-type="float" office:value="0.39" calcext:value-type="float">
            <text:p/>
          </table:table-cell>
          <table:table-cell table:style-name="ce39" table:formula="of:=ROUND(20+(([.D6]-94)/([.$D$20]-94))*20;0)" office:value-type="float" office:value="22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 table:style-name="ce40" table:formula="of:=ROUND(8-(([.D6]-94)/([.$D$20]-94)*(8-4));0)" office:value-type="float" office:value="8" calcext:value-type="float">
            <text:p/>
          </table:table-cell>
          <table:table-cell table:style-name="ce41" table:formula="of:=ROUND(500-(([.D6]-94)/([.$D$20]-94)*(500-90));0)" office:value-type="float" office:value="455" calcext:value-type="float">
            <text:p/>
          </table:table-cell>
          <table:table-cell table:number-columns-repeated="987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8" office:value-type="float" office:value="2.71" calcext:value-type="float">
            <text:p>2.71</text:p>
          </table:table-cell>
          <table:table-cell table:style-name="ce27" office:value-type="float" office:value="7.75" calcext:value-type="float">
            <text:p>7.75</text:p>
          </table:table-cell>
          <table:table-cell table:style-name="ce16" table:formula="of:=ROUND(2.9592*POWER([.C7];2.2856);0)" office:value-type="float" office:value="319" calcext:value-type="float">
            <text:p/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" calcext:value-type="float">
            <text:p>3</text:p>
          </table:table-cell>
          <table:table-cell table:style-name="ce37" table:formula="of:=ROUND(5-([.D7]-94)/([.$D$20]-94);2)" office:value-type="float" office:value="4.71" calcext:value-type="float">
            <text:p/>
          </table:table-cell>
          <table:table-cell table:style-name="ce37" table:formula="of:=ROUND(2-(([.D7]-94)/([.$D$20]-94)*(2-1.6));2)" office:value-type="float" office:value="1.88" calcext:value-type="float">
            <text:p/>
          </table:table-cell>
          <table:table-cell table:style-name="ce37" table:formula="of:=ROUND(1-(([.D7]-94)/([.$D$20]-94)*(1-0.8));2)" office:value-type="float" office:value="0.94" calcext:value-type="float">
            <text:p/>
          </table:table-cell>
          <table:table-cell table:style-name="ce37" table:formula="of:=ROUND(20+(([.D7]-94)/([.$D$20]-94))*10;0)" office:value-type="float" office:value="23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style-name="ce39" table:formula="of:=ROUND(1.8-(([.D7]-94)/([.$D$20]-94)*(1.8-1.1));2)" office:value-type="float" office:value="1.59" calcext:value-type="float">
            <text:p/>
          </table:table-cell>
          <table:table-cell table:style-name="ce39" table:formula="of:=ROUND(1.2-(([.D7]-94)/([.$D$20]-94)*(1.2-0.5));2)" office:value-type="float" office:value="0.99" calcext:value-type="float">
            <text:p/>
          </table:table-cell>
          <table:table-cell table:style-name="ce39" table:formula="of:=ROUND(0.5-(([.D7]-94)/([.$D$20]-94)*(0.5-0.3));2)" office:value-type="float" office:value="0.44" calcext:value-type="float">
            <text:p/>
          </table:table-cell>
          <table:table-cell table:style-name="ce39" table:formula="of:=ROUND(20+(([.D7]-94)/([.$D$20]-94))*10;0)" office:value-type="float" office:value="23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3-(([.D7]-94)/([.$D$20]-94)*(3-2.1));2)" office:value-type="float" office:value="2.73" calcext:value-type="float">
            <text:p/>
          </table:table-cell>
          <table:table-cell table:style-name="ce39" table:formula="of:=ROUND(2-(([.D7]-94)/([.$D$20]-94)*(2-0.9));2)" office:value-type="float" office:value="1.68" calcext:value-type="float">
            <text:p/>
          </table:table-cell>
          <table:table-cell table:style-name="ce39" table:formula="of:=ROUND(1.3-(([.D7]-94)/([.$D$20]-94)*(1.3-0.5));2)" office:value-type="float" office:value="1.06" calcext:value-type="float">
            <text:p/>
          </table:table-cell>
          <table:table-cell table:style-name="ce39" table:formula="of:=ROUND(20+(([.D7]-94)/([.$D$20]-94))*10;0)" office:value-type="float" office:value="23" calcext:value-type="float">
            <text:p/>
          </table:table-cell>
          <table:table-cell table:style-name="ce38" office:value-type="float" office:value="2" calcext:value-type="float">
            <text:p>2</text:p>
          </table:table-cell>
          <table:table-cell table:formula="of:=ROUND(7-(([.D7]-94)/([.$D$20]-94)*(7-3));0)" office:value-type="float" office:value="6" calcext:value-type="float">
            <text:p/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2.9-(([.D7]-94)/([.$D$20]-94)*(2.9-1.9));2)" office:value-type="float" office:value="2.61" calcext:value-type="float">
            <text:p/>
          </table:table-cell>
          <table:table-cell table:style-name="ce39" table:formula="of:=ROUND(1.4-(([.D7]-94)/([.$D$20]-94)*(1.4-0.9));2)" office:value-type="float" office:value="1.25" calcext:value-type="float">
            <text:p/>
          </table:table-cell>
          <table:table-cell table:style-name="ce39" table:formula="of:=ROUND(0.4-(([.D7]-94)/([.$D$20]-94)*(0.4-0.3));2)" office:value-type="float" office:value="0.37" calcext:value-type="float">
            <text:p/>
          </table:table-cell>
          <table:table-cell table:style-name="ce39" table:formula="of:=ROUND(20+(([.D7]-94)/([.$D$20]-94))*20;0)" office:value-type="float" office:value="26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 table:style-name="ce40" table:formula="of:=ROUND(8-(([.D7]-94)/([.$D$20]-94)*(8-4));0)" office:value-type="float" office:value="7" calcext:value-type="float">
            <text:p/>
          </table:table-cell>
          <table:table-cell table:style-name="ce41" table:formula="of:=ROUND(500-(([.D7]-94)/([.$D$20]-94)*(500-90));0)" office:value-type="float" office:value="379" calcext:value-type="float">
            <text:p/>
          </table:table-cell>
          <table:table-cell table:number-columns-repeated="987"/>
        </table:table-row>
        <table:table-row table:style-name="ro2">
          <table:table-cell office:value-type="string" calcext:value-type="string">
            <text:p>Diamond</text:p>
          </table:table-cell>
          <table:table-cell table:style-name="ce8" office:value-type="float" office:value="3.515" calcext:value-type="float">
            <text:p>3.515</text:p>
          </table:table-cell>
          <table:table-cell table:style-name="ce29" office:value-type="float" office:value="10" calcext:value-type="float">
            <text:p>10</text:p>
          </table:table-cell>
          <table:table-cell table:style-name="ce17" office:value-type="float" office:value="1360" calcext:value-type="float">
            <text:p>136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style-name="ce39" table:formula="of:=ROUND(1.2-(([.D8]-94)/([.$D$20]-94)*(1.2-0.5));2)" office:value-type="float" office:value="0.04" calcext:value-type="float">
            <text:p/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Emerald</text:p>
          </table:table-cell>
          <table:table-cell table:style-name="ce8" office:value-type="float" office:value="2.725" calcext:value-type="float">
            <text:p>2.725</text:p>
          </table:table-cell>
          <table:table-cell table:style-name="ce27" office:value-type="float" office:value="7.75" calcext:value-type="float">
            <text:p>7.75</text:p>
          </table:table-cell>
          <table:table-cell table:style-name="ce16" table:formula="of:=ROUND(2.9592*POWER([.C9];2.2856);0)" office:value-type="float" office:value="319" calcext:value-type="float">
            <text:p/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" calcext:value-type="float">
            <text:p>3</text:p>
          </table:table-cell>
          <table:table-cell table:style-name="ce37" table:formula="of:=ROUND(5-([.D9]-94)/([.$D$20]-94);2)" office:value-type="float" office:value="4.71" calcext:value-type="float">
            <text:p/>
          </table:table-cell>
          <table:table-cell table:style-name="ce37" table:formula="of:=ROUND(2-(([.D9]-94)/([.$D$20]-94)*(2-1.6));2)" office:value-type="float" office:value="1.88" calcext:value-type="float">
            <text:p/>
          </table:table-cell>
          <table:table-cell table:style-name="ce37" table:formula="of:=ROUND(1-(([.D9]-94)/([.$D$20]-94)*(1-0.8));2)" office:value-type="float" office:value="0.94" calcext:value-type="float">
            <text:p/>
          </table:table-cell>
          <table:table-cell table:style-name="ce37" table:formula="of:=ROUND(20+(([.D9]-94)/([.$D$20]-94))*10;0)" office:value-type="float" office:value="23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style-name="ce39" table:formula="of:=ROUND(1.8-(([.D9]-94)/([.$D$20]-94)*(1.8-1.1));2)" office:value-type="float" office:value="1.59" calcext:value-type="float">
            <text:p/>
          </table:table-cell>
          <table:table-cell table:style-name="ce39" table:formula="of:=ROUND(1.2-(([.D9]-94)/([.$D$20]-94)*(1.2-0.5));2)" office:value-type="float" office:value="0.99" calcext:value-type="float">
            <text:p/>
          </table:table-cell>
          <table:table-cell table:style-name="ce39" table:formula="of:=ROUND(0.5-(([.D9]-94)/([.$D$20]-94)*(0.5-0.3));2)" office:value-type="float" office:value="0.44" calcext:value-type="float">
            <text:p/>
          </table:table-cell>
          <table:table-cell table:style-name="ce39" table:formula="of:=ROUND(20+(([.D9]-94)/([.$D$20]-94))*10;0)" office:value-type="float" office:value="23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3-(([.D9]-94)/([.$D$20]-94)*(3-2.1));2)" office:value-type="float" office:value="2.73" calcext:value-type="float">
            <text:p/>
          </table:table-cell>
          <table:table-cell table:style-name="ce39" table:formula="of:=ROUND(2-(([.D9]-94)/([.$D$20]-94)*(2-0.9));2)" office:value-type="float" office:value="1.68" calcext:value-type="float">
            <text:p/>
          </table:table-cell>
          <table:table-cell table:style-name="ce39" table:formula="of:=ROUND(1.3-(([.D9]-94)/([.$D$20]-94)*(1.3-0.5));2)" office:value-type="float" office:value="1.06" calcext:value-type="float">
            <text:p/>
          </table:table-cell>
          <table:table-cell table:style-name="ce39" table:formula="of:=ROUND(20+(([.D9]-94)/([.$D$20]-94))*10;0)" office:value-type="float" office:value="23" calcext:value-type="float">
            <text:p/>
          </table:table-cell>
          <table:table-cell table:style-name="ce38" office:value-type="float" office:value="2" calcext:value-type="float">
            <text:p>2</text:p>
          </table:table-cell>
          <table:table-cell table:formula="of:=ROUND(7-(([.D9]-94)/([.$D$20]-94)*(7-3));0)" office:value-type="float" office:value="6" calcext:value-type="float">
            <text:p/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2.9-(([.D9]-94)/([.$D$20]-94)*(2.9-1.9));2)" office:value-type="float" office:value="2.61" calcext:value-type="float">
            <text:p/>
          </table:table-cell>
          <table:table-cell table:style-name="ce39" table:formula="of:=ROUND(1.4-(([.D9]-94)/([.$D$20]-94)*(1.4-0.9));2)" office:value-type="float" office:value="1.25" calcext:value-type="float">
            <text:p/>
          </table:table-cell>
          <table:table-cell table:style-name="ce39" table:formula="of:=ROUND(0.4-(([.D9]-94)/([.$D$20]-94)*(0.4-0.3));2)" office:value-type="float" office:value="0.37" calcext:value-type="float">
            <text:p/>
          </table:table-cell>
          <table:table-cell table:style-name="ce39" table:formula="of:=ROUND(20+(([.D9]-94)/([.$D$20]-94))*20;0)" office:value-type="float" office:value="26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 table:style-name="ce40" table:formula="of:=ROUND(8-(([.D9]-94)/([.$D$20]-94)*(8-4));0)" office:value-type="float" office:value="7" calcext:value-type="float">
            <text:p/>
          </table:table-cell>
          <table:table-cell table:style-name="ce41" table:formula="of:=ROUND(500-(([.D9]-94)/([.$D$20]-94)*(500-90));0)" office:value-type="float" office:value="379" calcext:value-type="float">
            <text:p/>
          </table:table-cell>
          <table:table-cell table:number-columns-repeated="987"/>
        </table:table-row>
        <table:table-row table:style-name="ro2">
          <table:table-cell office:value-type="string" calcext:value-type="string">
            <text:p>Garnet</text:p>
          </table:table-cell>
          <table:table-cell table:style-name="ce8" office:value-type="float" office:value="3.645" calcext:value-type="float">
            <text:p>3.645</text:p>
          </table:table-cell>
          <table:table-cell table:style-name="ce27" office:value-type="float" office:value="7" calcext:value-type="float">
            <text:p>7</text:p>
          </table:table-cell>
          <table:table-cell table:style-name="ce16" table:formula="of:=ROUND(2.9592*POWER([.C10];2.2856);0)" office:value-type="float" office:value="253" calcext:value-type="float">
            <text:p/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" calcext:value-type="float">
            <text:p>3</text:p>
          </table:table-cell>
          <table:table-cell table:style-name="ce37" table:formula="of:=ROUND(5-([.D10]-94)/([.$D$20]-94);2)" office:value-type="float" office:value="4.79" calcext:value-type="float">
            <text:p/>
          </table:table-cell>
          <table:table-cell table:style-name="ce37" table:formula="of:=ROUND(2-(([.D10]-94)/([.$D$20]-94)*(2-1.6));2)" office:value-type="float" office:value="1.92" calcext:value-type="float">
            <text:p/>
          </table:table-cell>
          <table:table-cell table:style-name="ce37" table:formula="of:=ROUND(1-(([.D10]-94)/([.$D$20]-94)*(1-0.8));2)" office:value-type="float" office:value="0.96" calcext:value-type="float">
            <text:p/>
          </table:table-cell>
          <table:table-cell table:style-name="ce37" table:formula="of:=ROUND(20+(([.D10]-94)/([.$D$20]-94))*10;0)" office:value-type="float" office:value="22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style-name="ce39" table:formula="of:=ROUND(1.8-(([.D10]-94)/([.$D$20]-94)*(1.8-1.1));2)" office:value-type="float" office:value="1.65" calcext:value-type="float">
            <text:p/>
          </table:table-cell>
          <table:table-cell table:style-name="ce39" table:formula="of:=ROUND(1.2-(([.D10]-94)/([.$D$20]-94)*(1.2-0.5));2)" office:value-type="float" office:value="1.05" calcext:value-type="float">
            <text:p/>
          </table:table-cell>
          <table:table-cell table:style-name="ce39" table:formula="of:=ROUND(0.5-(([.D10]-94)/([.$D$20]-94)*(0.5-0.3));2)" office:value-type="float" office:value="0.46" calcext:value-type="float">
            <text:p/>
          </table:table-cell>
          <table:table-cell table:style-name="ce39" table:formula="of:=ROUND(20+(([.D10]-94)/([.$D$20]-94))*10;0)" office:value-type="float" office:value="22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3-(([.D10]-94)/([.$D$20]-94)*(3-2.1));2)" office:value-type="float" office:value="2.81" calcext:value-type="float">
            <text:p/>
          </table:table-cell>
          <table:table-cell table:style-name="ce39" table:formula="of:=ROUND(2-(([.D10]-94)/([.$D$20]-94)*(2-0.9));2)" office:value-type="float" office:value="1.77" calcext:value-type="float">
            <text:p/>
          </table:table-cell>
          <table:table-cell table:style-name="ce39" table:formula="of:=ROUND(1.3-(([.D10]-94)/([.$D$20]-94)*(1.3-0.5));2)" office:value-type="float" office:value="1.13" calcext:value-type="float">
            <text:p/>
          </table:table-cell>
          <table:table-cell table:style-name="ce39" table:formula="of:=ROUND(20+(([.D10]-94)/([.$D$20]-94))*10;0)" office:value-type="float" office:value="22" calcext:value-type="float">
            <text:p/>
          </table:table-cell>
          <table:table-cell table:style-name="ce38" office:value-type="float" office:value="2" calcext:value-type="float">
            <text:p>2</text:p>
          </table:table-cell>
          <table:table-cell table:formula="of:=ROUND(7-(([.D10]-94)/([.$D$20]-94)*(7-3));0)" office:value-type="float" office:value="6" calcext:value-type="float">
            <text:p/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2.9-(([.D10]-94)/([.$D$20]-94)*(2.9-1.9));2)" office:value-type="float" office:value="2.69" calcext:value-type="float">
            <text:p/>
          </table:table-cell>
          <table:table-cell table:style-name="ce39" table:formula="of:=ROUND(1.4-(([.D10]-94)/([.$D$20]-94)*(1.4-0.9));2)" office:value-type="float" office:value="1.3" calcext:value-type="float">
            <text:p/>
          </table:table-cell>
          <table:table-cell table:style-name="ce39" table:formula="of:=ROUND(0.4-(([.D10]-94)/([.$D$20]-94)*(0.4-0.3));2)" office:value-type="float" office:value="0.38" calcext:value-type="float">
            <text:p/>
          </table:table-cell>
          <table:table-cell table:style-name="ce39" table:formula="of:=ROUND(20+(([.D10]-94)/([.$D$20]-94))*20;0)" office:value-type="float" office:value="24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 table:style-name="ce40" table:formula="of:=ROUND(8-(([.D10]-94)/([.$D$20]-94)*(8-4));0)" office:value-type="float" office:value="7" calcext:value-type="float">
            <text:p/>
          </table:table-cell>
          <table:table-cell table:style-name="ce41" table:formula="of:=ROUND(500-(([.D10]-94)/([.$D$20]-94)*(500-90));0)" office:value-type="float" office:value="415" calcext:value-type="float">
            <text:p/>
          </table:table-cell>
          <table:table-cell table:number-columns-repeated="987"/>
        </table:table-row>
        <table:table-row table:style-name="ro2">
          <table:table-cell office:value-type="string" calcext:value-type="string">
            <text:p>Opal</text:p>
          </table:table-cell>
          <table:table-cell table:style-name="ce8" office:value-type="float" office:value="2.19" calcext:value-type="float">
            <text:p>2.19</text:p>
          </table:table-cell>
          <table:table-cell table:style-name="ce27" office:value-type="float" office:value="6" calcext:value-type="float">
            <text:p>6</text:p>
          </table:table-cell>
          <table:table-cell table:style-name="ce28" office:value-type="float" office:value="94" calcext:value-type="float">
            <text:p>94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" calcext:value-type="float">
            <text:p>3</text:p>
          </table:table-cell>
          <table:table-cell table:style-name="ce37" table:formula="of:=ROUND(5-([.D11]-94)/([.$D$20]-94);2)" office:value-type="float" office:value="5" calcext:value-type="float">
            <text:p/>
          </table:table-cell>
          <table:table-cell table:style-name="ce37" table:formula="of:=ROUND(2-(([.D11]-94)/([.$D$20]-94)*(2-1.6));2)" office:value-type="float" office:value="2" calcext:value-type="float">
            <text:p/>
          </table:table-cell>
          <table:table-cell table:style-name="ce37" table:formula="of:=ROUND(1-(([.D11]-94)/([.$D$20]-94)*(1-0.8));2)" office:value-type="float" office:value="1" calcext:value-type="float">
            <text:p/>
          </table:table-cell>
          <table:table-cell table:style-name="ce37" table:formula="of:=ROUND(20+(([.D11]-94)/([.$D$20]-94))*10;0)" office:value-type="float" office:value="20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style-name="ce39" table:formula="of:=ROUND(1.8-(([.D11]-94)/([.$D$20]-94)*(1.8-1.1));2)" office:value-type="float" office:value="1.8" calcext:value-type="float">
            <text:p/>
          </table:table-cell>
          <table:table-cell table:style-name="ce39" table:formula="of:=ROUND(1.2-(([.D11]-94)/([.$D$20]-94)*(1.2-0.5));2)" office:value-type="float" office:value="1.2" calcext:value-type="float">
            <text:p/>
          </table:table-cell>
          <table:table-cell table:style-name="ce39" table:formula="of:=ROUND(0.5-(([.D11]-94)/([.$D$20]-94)*(0.5-0.3));2)" office:value-type="float" office:value="0.5" calcext:value-type="float">
            <text:p/>
          </table:table-cell>
          <table:table-cell table:style-name="ce39" table:formula="of:=ROUND(20+(([.D11]-94)/([.$D$20]-94))*10;0)" office:value-type="float" office:value="20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3-(([.D11]-94)/([.$D$20]-94)*(3-2.1));2)" office:value-type="float" office:value="3" calcext:value-type="float">
            <text:p/>
          </table:table-cell>
          <table:table-cell table:style-name="ce39" table:formula="of:=ROUND(2-(([.D11]-94)/([.$D$20]-94)*(2-0.9));2)" office:value-type="float" office:value="2" calcext:value-type="float">
            <text:p/>
          </table:table-cell>
          <table:table-cell table:style-name="ce39" table:formula="of:=ROUND(1.3-(([.D11]-94)/([.$D$20]-94)*(1.3-0.5));2)" office:value-type="float" office:value="1.3" calcext:value-type="float">
            <text:p/>
          </table:table-cell>
          <table:table-cell table:style-name="ce39" table:formula="of:=ROUND(20+(([.D11]-94)/([.$D$20]-94))*10;0)" office:value-type="float" office:value="20" calcext:value-type="float">
            <text:p/>
          </table:table-cell>
          <table:table-cell table:style-name="ce38" office:value-type="float" office:value="2" calcext:value-type="float">
            <text:p>2</text:p>
          </table:table-cell>
          <table:table-cell table:formula="of:=ROUND(7-(([.D11]-94)/([.$D$20]-94)*(7-3));0)" office:value-type="float" office:value="7" calcext:value-type="float">
            <text:p/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2.9-(([.D11]-94)/([.$D$20]-94)*(2.9-1.9));2)" office:value-type="float" office:value="2.9" calcext:value-type="float">
            <text:p/>
          </table:table-cell>
          <table:table-cell table:style-name="ce39" table:formula="of:=ROUND(1.4-(([.D11]-94)/([.$D$20]-94)*(1.4-0.9));2)" office:value-type="float" office:value="1.4" calcext:value-type="float">
            <text:p/>
          </table:table-cell>
          <table:table-cell table:style-name="ce39" table:formula="of:=ROUND(0.4-(([.D11]-94)/([.$D$20]-94)*(0.4-0.3));2)" office:value-type="float" office:value="0.4" calcext:value-type="float">
            <text:p/>
          </table:table-cell>
          <table:table-cell table:style-name="ce39" table:formula="of:=ROUND(20+(([.D11]-94)/([.$D$20]-94))*20;0)" office:value-type="float" office:value="20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 table:style-name="ce40" table:formula="of:=ROUND(8-(([.D11]-94)/([.$D$20]-94)*(8-4));0)" office:value-type="float" office:value="8" calcext:value-type="float">
            <text:p/>
          </table:table-cell>
          <table:table-cell table:style-name="ce41" table:formula="of:=ROUND(500-(([.D11]-94)/([.$D$20]-94)*(500-90));0)" office:value-type="float" office:value="500" calcext:value-type="float">
            <text:p/>
          </table:table-cell>
          <table:table-cell table:number-columns-repeated="987"/>
        </table:table-row>
        <table:table-row table:style-name="ro2">
          <table:table-cell office:value-type="string" calcext:value-type="string">
            <text:p>Peridot</text:p>
          </table:table-cell>
          <table:table-cell table:style-name="ce8" office:value-type="float" office:value="3.38" calcext:value-type="float">
            <text:p>3.38</text:p>
          </table:table-cell>
          <table:table-cell table:style-name="ce27" office:value-type="float" office:value="7" calcext:value-type="float">
            <text:p>7</text:p>
          </table:table-cell>
          <table:table-cell table:style-name="ce16" table:formula="of:=ROUND(2.9592*POWER([.C12];2.2856);0)" office:value-type="float" office:value="253" calcext:value-type="float">
            <text:p/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" calcext:value-type="float">
            <text:p>3</text:p>
          </table:table-cell>
          <table:table-cell table:style-name="ce37" table:formula="of:=ROUND(5-([.D12]-94)/([.$D$20]-94);2)" office:value-type="float" office:value="4.79" calcext:value-type="float">
            <text:p/>
          </table:table-cell>
          <table:table-cell table:style-name="ce37" table:formula="of:=ROUND(2-(([.D12]-94)/([.$D$20]-94)*(2-1.6));2)" office:value-type="float" office:value="1.92" calcext:value-type="float">
            <text:p/>
          </table:table-cell>
          <table:table-cell table:style-name="ce37" table:formula="of:=ROUND(1-(([.D12]-94)/([.$D$20]-94)*(1-0.8));2)" office:value-type="float" office:value="0.96" calcext:value-type="float">
            <text:p/>
          </table:table-cell>
          <table:table-cell table:style-name="ce37" table:formula="of:=ROUND(20+(([.D12]-94)/([.$D$20]-94))*10;0)" office:value-type="float" office:value="22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style-name="ce39" table:formula="of:=ROUND(1.8-(([.D12]-94)/([.$D$20]-94)*(1.8-1.1));2)" office:value-type="float" office:value="1.65" calcext:value-type="float">
            <text:p/>
          </table:table-cell>
          <table:table-cell table:style-name="ce39" table:formula="of:=ROUND(1.2-(([.D12]-94)/([.$D$20]-94)*(1.2-0.5));2)" office:value-type="float" office:value="1.05" calcext:value-type="float">
            <text:p/>
          </table:table-cell>
          <table:table-cell table:style-name="ce39" table:formula="of:=ROUND(0.5-(([.D12]-94)/([.$D$20]-94)*(0.5-0.3));2)" office:value-type="float" office:value="0.46" calcext:value-type="float">
            <text:p/>
          </table:table-cell>
          <table:table-cell table:style-name="ce39" table:formula="of:=ROUND(20+(([.D12]-94)/([.$D$20]-94))*10;0)" office:value-type="float" office:value="22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3-(([.D12]-94)/([.$D$20]-94)*(3-2.1));2)" office:value-type="float" office:value="2.81" calcext:value-type="float">
            <text:p/>
          </table:table-cell>
          <table:table-cell table:style-name="ce39" table:formula="of:=ROUND(2-(([.D12]-94)/([.$D$20]-94)*(2-0.9));2)" office:value-type="float" office:value="1.77" calcext:value-type="float">
            <text:p/>
          </table:table-cell>
          <table:table-cell table:style-name="ce39" table:formula="of:=ROUND(1.3-(([.D12]-94)/([.$D$20]-94)*(1.3-0.5));2)" office:value-type="float" office:value="1.13" calcext:value-type="float">
            <text:p/>
          </table:table-cell>
          <table:table-cell table:style-name="ce39" table:formula="of:=ROUND(20+(([.D12]-94)/([.$D$20]-94))*10;0)" office:value-type="float" office:value="22" calcext:value-type="float">
            <text:p/>
          </table:table-cell>
          <table:table-cell table:style-name="ce38" office:value-type="float" office:value="2" calcext:value-type="float">
            <text:p>2</text:p>
          </table:table-cell>
          <table:table-cell table:formula="of:=ROUND(7-(([.D12]-94)/([.$D$20]-94)*(7-3));0)" office:value-type="float" office:value="6" calcext:value-type="float">
            <text:p/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2.9-(([.D12]-94)/([.$D$20]-94)*(2.9-1.9));2)" office:value-type="float" office:value="2.69" calcext:value-type="float">
            <text:p/>
          </table:table-cell>
          <table:table-cell table:style-name="ce39" table:formula="of:=ROUND(1.4-(([.D12]-94)/([.$D$20]-94)*(1.4-0.9));2)" office:value-type="float" office:value="1.3" calcext:value-type="float">
            <text:p/>
          </table:table-cell>
          <table:table-cell table:style-name="ce39" table:formula="of:=ROUND(0.4-(([.D12]-94)/([.$D$20]-94)*(0.4-0.3));2)" office:value-type="float" office:value="0.38" calcext:value-type="float">
            <text:p/>
          </table:table-cell>
          <table:table-cell table:style-name="ce39" table:formula="of:=ROUND(20+(([.D12]-94)/([.$D$20]-94))*20;0)" office:value-type="float" office:value="24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 table:style-name="ce40" table:formula="of:=ROUND(8-(([.D12]-94)/([.$D$20]-94)*(8-4));0)" office:value-type="float" office:value="7" calcext:value-type="float">
            <text:p/>
          </table:table-cell>
          <table:table-cell table:style-name="ce41" table:formula="of:=ROUND(500-(([.D12]-94)/([.$D$20]-94)*(500-90));0)" office:value-type="float" office:value="415" calcext:value-type="float">
            <text:p/>
          </table:table-cell>
          <table:table-cell table:number-columns-repeated="987"/>
        </table:table-row>
        <table:table-row table:style-name="ro2">
          <table:table-cell office:value-type="string" calcext:value-type="string">
            <text:p>Ruby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67" calcext:value-type="float">
            <text:p>667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" calcext:value-type="float">
            <text:p>3</text:p>
          </table:table-cell>
          <table:table-cell table:style-name="ce37" table:formula="of:=ROUND(5-([.D13]-94)/([.$D$20]-94);2)" office:value-type="float" office:value="4.25" calcext:value-type="float">
            <text:p/>
          </table:table-cell>
          <table:table-cell table:style-name="ce37" table:formula="of:=ROUND(2-(([.D13]-94)/([.$D$20]-94)*(2-1.6));2)" office:value-type="float" office:value="1.7" calcext:value-type="float">
            <text:p/>
          </table:table-cell>
          <table:table-cell table:style-name="ce37" table:formula="of:=ROUND(1-(([.D13]-94)/([.$D$20]-94)*(1-0.8));2)" office:value-type="float" office:value="0.85" calcext:value-type="float">
            <text:p/>
          </table:table-cell>
          <table:table-cell table:style-name="ce37" table:formula="of:=ROUND(20+(([.D13]-94)/([.$D$20]-94))*10;0)" office:value-type="float" office:value="28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style-name="ce39" table:formula="of:=ROUND(1.8-(([.D13]-94)/([.$D$20]-94)*(1.8-1.1));2)" office:value-type="float" office:value="1.28" calcext:value-type="float">
            <text:p/>
          </table:table-cell>
          <table:table-cell table:style-name="ce39" table:formula="of:=ROUND(1.2-(([.D13]-94)/([.$D$20]-94)*(1.2-0.5));2)" office:value-type="float" office:value="0.68" calcext:value-type="float">
            <text:p/>
          </table:table-cell>
          <table:table-cell table:style-name="ce39" table:formula="of:=ROUND(0.5-(([.D13]-94)/([.$D$20]-94)*(0.5-0.3));2)" office:value-type="float" office:value="0.35" calcext:value-type="float">
            <text:p/>
          </table:table-cell>
          <table:table-cell table:style-name="ce39" table:formula="of:=ROUND(20+(([.D13]-94)/([.$D$20]-94))*10;0)" office:value-type="float" office:value="28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3-(([.D13]-94)/([.$D$20]-94)*(3-2.1));2)" office:value-type="float" office:value="2.33" calcext:value-type="float">
            <text:p/>
          </table:table-cell>
          <table:table-cell table:style-name="ce39" table:formula="of:=ROUND(2-(([.D13]-94)/([.$D$20]-94)*(2-0.9));2)" office:value-type="float" office:value="1.18" calcext:value-type="float">
            <text:p/>
          </table:table-cell>
          <table:table-cell table:style-name="ce39" table:formula="of:=ROUND(1.3-(([.D13]-94)/([.$D$20]-94)*(1.3-0.5));2)" office:value-type="float" office:value="0.7" calcext:value-type="float">
            <text:p/>
          </table:table-cell>
          <table:table-cell table:style-name="ce39" table:formula="of:=ROUND(20+(([.D13]-94)/([.$D$20]-94))*10;0)" office:value-type="float" office:value="28" calcext:value-type="float">
            <text:p/>
          </table:table-cell>
          <table:table-cell table:style-name="ce38" office:value-type="float" office:value="2" calcext:value-type="float">
            <text:p>2</text:p>
          </table:table-cell>
          <table:table-cell table:formula="of:=ROUND(7-(([.D13]-94)/([.$D$20]-94)*(7-3));0)" office:value-type="float" office:value="4" calcext:value-type="float">
            <text:p/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2.9-(([.D13]-94)/([.$D$20]-94)*(2.9-1.9));2)" office:value-type="float" office:value="2.15" calcext:value-type="float">
            <text:p/>
          </table:table-cell>
          <table:table-cell table:style-name="ce39" table:formula="of:=ROUND(1.4-(([.D13]-94)/([.$D$20]-94)*(1.4-0.9));2)" office:value-type="float" office:value="1.03" calcext:value-type="float">
            <text:p/>
          </table:table-cell>
          <table:table-cell table:style-name="ce39" table:formula="of:=ROUND(0.4-(([.D13]-94)/([.$D$20]-94)*(0.4-0.3));2)" office:value-type="float" office:value="0.33" calcext:value-type="float">
            <text:p/>
          </table:table-cell>
          <table:table-cell table:style-name="ce39" table:formula="of:=ROUND(20+(([.D13]-94)/([.$D$20]-94))*20;0)" office:value-type="float" office:value="35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 table:style-name="ce40" table:formula="of:=ROUND(8-(([.D13]-94)/([.$D$20]-94)*(8-4));0)" office:value-type="float" office:value="5" calcext:value-type="float">
            <text:p/>
          </table:table-cell>
          <table:table-cell table:style-name="ce41" table:formula="of:=ROUND(500-(([.D13]-94)/([.$D$20]-94)*(500-90));0)" office:value-type="float" office:value="193" calcext:value-type="float">
            <text:p/>
          </table:table-cell>
          <table:table-cell table:number-columns-repeated="987"/>
        </table:table-row>
        <table:table-row table:style-name="ro2">
          <table:table-cell office:value-type="string" calcext:value-type="string">
            <text:p>Sapphire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67" calcext:value-type="float">
            <text:p>667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" calcext:value-type="float">
            <text:p>3</text:p>
          </table:table-cell>
          <table:table-cell table:style-name="ce37" table:formula="of:=ROUND(5-([.D14]-94)/([.$D$20]-94);2)" office:value-type="float" office:value="4.25" calcext:value-type="float">
            <text:p/>
          </table:table-cell>
          <table:table-cell table:style-name="ce37" table:formula="of:=ROUND(2-(([.D14]-94)/([.$D$20]-94)*(2-1.6));2)" office:value-type="float" office:value="1.7" calcext:value-type="float">
            <text:p/>
          </table:table-cell>
          <table:table-cell table:style-name="ce37" table:formula="of:=ROUND(1-(([.D14]-94)/([.$D$20]-94)*(1-0.8));2)" office:value-type="float" office:value="0.85" calcext:value-type="float">
            <text:p/>
          </table:table-cell>
          <table:table-cell table:style-name="ce37" table:formula="of:=ROUND(20+(([.D14]-94)/([.$D$20]-94))*10;0)" office:value-type="float" office:value="28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style-name="ce39" table:formula="of:=ROUND(1.8-(([.D14]-94)/([.$D$20]-94)*(1.8-1.1));2)" office:value-type="float" office:value="1.28" calcext:value-type="float">
            <text:p/>
          </table:table-cell>
          <table:table-cell table:style-name="ce39" table:formula="of:=ROUND(1.2-(([.D14]-94)/([.$D$20]-94)*(1.2-0.5));2)" office:value-type="float" office:value="0.68" calcext:value-type="float">
            <text:p/>
          </table:table-cell>
          <table:table-cell table:style-name="ce39" table:formula="of:=ROUND(0.5-(([.D14]-94)/([.$D$20]-94)*(0.5-0.3));2)" office:value-type="float" office:value="0.35" calcext:value-type="float">
            <text:p/>
          </table:table-cell>
          <table:table-cell table:style-name="ce39" table:formula="of:=ROUND(20+(([.D14]-94)/([.$D$20]-94))*10;0)" office:value-type="float" office:value="28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3-(([.D14]-94)/([.$D$20]-94)*(3-2.1));2)" office:value-type="float" office:value="2.33" calcext:value-type="float">
            <text:p/>
          </table:table-cell>
          <table:table-cell table:style-name="ce39" table:formula="of:=ROUND(2-(([.D14]-94)/([.$D$20]-94)*(2-0.9));2)" office:value-type="float" office:value="1.18" calcext:value-type="float">
            <text:p/>
          </table:table-cell>
          <table:table-cell table:style-name="ce39" table:formula="of:=ROUND(1.3-(([.D14]-94)/([.$D$20]-94)*(1.3-0.5));2)" office:value-type="float" office:value="0.7" calcext:value-type="float">
            <text:p/>
          </table:table-cell>
          <table:table-cell table:style-name="ce39" table:formula="of:=ROUND(20+(([.D14]-94)/([.$D$20]-94))*10;0)" office:value-type="float" office:value="28" calcext:value-type="float">
            <text:p/>
          </table:table-cell>
          <table:table-cell table:style-name="ce38" office:value-type="float" office:value="2" calcext:value-type="float">
            <text:p>2</text:p>
          </table:table-cell>
          <table:table-cell table:formula="of:=ROUND(7-(([.D14]-94)/([.$D$20]-94)*(7-3));0)" office:value-type="float" office:value="4" calcext:value-type="float">
            <text:p/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2.9-(([.D14]-94)/([.$D$20]-94)*(2.9-1.9));2)" office:value-type="float" office:value="2.15" calcext:value-type="float">
            <text:p/>
          </table:table-cell>
          <table:table-cell table:style-name="ce39" table:formula="of:=ROUND(1.4-(([.D14]-94)/([.$D$20]-94)*(1.4-0.9));2)" office:value-type="float" office:value="1.03" calcext:value-type="float">
            <text:p/>
          </table:table-cell>
          <table:table-cell table:style-name="ce39" table:formula="of:=ROUND(0.4-(([.D14]-94)/([.$D$20]-94)*(0.4-0.3));2)" office:value-type="float" office:value="0.33" calcext:value-type="float">
            <text:p/>
          </table:table-cell>
          <table:table-cell table:style-name="ce39" table:formula="of:=ROUND(20+(([.D14]-94)/([.$D$20]-94))*20;0)" office:value-type="float" office:value="35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 table:style-name="ce40" table:formula="of:=ROUND(8-(([.D14]-94)/([.$D$20]-94)*(8-4));0)" office:value-type="float" office:value="5" calcext:value-type="float">
            <text:p/>
          </table:table-cell>
          <table:table-cell table:style-name="ce41" table:formula="of:=ROUND(500-(([.D14]-94)/([.$D$20]-94)*(500-90));0)" office:value-type="float" office:value="193" calcext:value-type="float">
            <text:p/>
          </table:table-cell>
          <table:table-cell table:number-columns-repeated="987"/>
        </table:table-row>
        <table:table-row table:style-name="ro2">
          <table:table-cell office:value-type="string" calcext:value-type="string">
            <text:p>Topaz</text:p>
          </table:table-cell>
          <table:table-cell table:style-name="ce8" office:value-type="float" office:value="3.53" calcext:value-type="float">
            <text:p>3.5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04" calcext:value-type="float">
            <text:p>304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" calcext:value-type="float">
            <text:p>3</text:p>
          </table:table-cell>
          <table:table-cell table:style-name="ce37" table:formula="of:=ROUND(5-([.D15]-94)/([.$D$20]-94);2)" office:value-type="float" office:value="4.73" calcext:value-type="float">
            <text:p/>
          </table:table-cell>
          <table:table-cell table:style-name="ce37" table:formula="of:=ROUND(2-(([.D15]-94)/([.$D$20]-94)*(2-1.6));2)" office:value-type="float" office:value="1.89" calcext:value-type="float">
            <text:p/>
          </table:table-cell>
          <table:table-cell table:style-name="ce37" table:formula="of:=ROUND(1-(([.D15]-94)/([.$D$20]-94)*(1-0.8));2)" office:value-type="float" office:value="0.95" calcext:value-type="float">
            <text:p/>
          </table:table-cell>
          <table:table-cell table:style-name="ce37" table:formula="of:=ROUND(20+(([.D15]-94)/([.$D$20]-94))*10;0)" office:value-type="float" office:value="23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style-name="ce39" table:formula="of:=ROUND(1.8-(([.D15]-94)/([.$D$20]-94)*(1.8-1.1));2)" office:value-type="float" office:value="1.61" calcext:value-type="float">
            <text:p/>
          </table:table-cell>
          <table:table-cell table:style-name="ce39" table:formula="of:=ROUND(1.2-(([.D15]-94)/([.$D$20]-94)*(1.2-0.5));2)" office:value-type="float" office:value="1.01" calcext:value-type="float">
            <text:p/>
          </table:table-cell>
          <table:table-cell table:style-name="ce39" table:formula="of:=ROUND(0.5-(([.D15]-94)/([.$D$20]-94)*(0.5-0.3));2)" office:value-type="float" office:value="0.45" calcext:value-type="float">
            <text:p/>
          </table:table-cell>
          <table:table-cell table:style-name="ce39" table:formula="of:=ROUND(20+(([.D15]-94)/([.$D$20]-94))*10;0)" office:value-type="float" office:value="23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3-(([.D15]-94)/([.$D$20]-94)*(3-2.1));2)" office:value-type="float" office:value="2.75" calcext:value-type="float">
            <text:p/>
          </table:table-cell>
          <table:table-cell table:style-name="ce39" table:formula="of:=ROUND(2-(([.D15]-94)/([.$D$20]-94)*(2-0.9));2)" office:value-type="float" office:value="1.7" calcext:value-type="float">
            <text:p/>
          </table:table-cell>
          <table:table-cell table:style-name="ce39" table:formula="of:=ROUND(1.3-(([.D15]-94)/([.$D$20]-94)*(1.3-0.5));2)" office:value-type="float" office:value="1.08" calcext:value-type="float">
            <text:p/>
          </table:table-cell>
          <table:table-cell table:style-name="ce39" table:formula="of:=ROUND(20+(([.D15]-94)/([.$D$20]-94))*10;0)" office:value-type="float" office:value="23" calcext:value-type="float">
            <text:p/>
          </table:table-cell>
          <table:table-cell table:style-name="ce38" office:value-type="float" office:value="2" calcext:value-type="float">
            <text:p>2</text:p>
          </table:table-cell>
          <table:table-cell table:formula="of:=ROUND(7-(([.D15]-94)/([.$D$20]-94)*(7-3));0)" office:value-type="float" office:value="6" calcext:value-type="float">
            <text:p/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2.9-(([.D15]-94)/([.$D$20]-94)*(2.9-1.9));2)" office:value-type="float" office:value="2.63" calcext:value-type="float">
            <text:p/>
          </table:table-cell>
          <table:table-cell table:style-name="ce39" table:formula="of:=ROUND(1.4-(([.D15]-94)/([.$D$20]-94)*(1.4-0.9));2)" office:value-type="float" office:value="1.26" calcext:value-type="float">
            <text:p/>
          </table:table-cell>
          <table:table-cell table:style-name="ce39" table:formula="of:=ROUND(0.4-(([.D15]-94)/([.$D$20]-94)*(0.4-0.3));2)" office:value-type="float" office:value="0.37" calcext:value-type="float">
            <text:p/>
          </table:table-cell>
          <table:table-cell table:style-name="ce39" table:formula="of:=ROUND(20+(([.D15]-94)/([.$D$20]-94))*20;0)" office:value-type="float" office:value="25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 table:style-name="ce40" table:formula="of:=ROUND(8-(([.D15]-94)/([.$D$20]-94)*(8-4));0)" office:value-type="float" office:value="7" calcext:value-type="float">
            <text:p/>
          </table:table-cell>
          <table:table-cell table:style-name="ce41" table:formula="of:=ROUND(500-(([.D15]-94)/([.$D$20]-94)*(500-90));0)" office:value-type="float" office:value="387" calcext:value-type="float">
            <text:p/>
          </table:table-cell>
          <table:table-cell table:number-columns-repeated="987"/>
        </table:table-row>
        <table:table-row table:style-name="ro2">
          <table:table-cell office:value-type="string" calcext:value-type="string">
            <text:p>Zircon</text:p>
          </table:table-cell>
          <table:table-cell table:style-name="ce8" office:value-type="float" office:value="4.33" calcext:value-type="float">
            <text:p>4.33</text:p>
          </table:table-cell>
          <table:table-cell table:style-name="ce30" office:value-type="float" office:value="7.5" calcext:value-type="float">
            <text:p>7.5</text:p>
          </table:table-cell>
          <table:table-cell table:style-name="ce16" table:formula="of:=ROUND(2.9592*POWER([.C16];2.2856);0)" office:value-type="float" office:value="296" calcext:value-type="float">
            <text:p/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" calcext:value-type="float">
            <text:p>3</text:p>
          </table:table-cell>
          <table:table-cell table:style-name="ce37" table:formula="of:=ROUND(5-([.D16]-94)/([.$D$20]-94);2)" office:value-type="float" office:value="4.74" calcext:value-type="float">
            <text:p/>
          </table:table-cell>
          <table:table-cell table:style-name="ce37" table:formula="of:=ROUND(2-(([.D16]-94)/([.$D$20]-94)*(2-1.6));2)" office:value-type="float" office:value="1.89" calcext:value-type="float">
            <text:p/>
          </table:table-cell>
          <table:table-cell table:style-name="ce37" table:formula="of:=ROUND(1-(([.D16]-94)/([.$D$20]-94)*(1-0.8));2)" office:value-type="float" office:value="0.95" calcext:value-type="float">
            <text:p/>
          </table:table-cell>
          <table:table-cell table:style-name="ce37" table:formula="of:=ROUND(20+(([.D16]-94)/([.$D$20]-94))*10;0)" office:value-type="float" office:value="23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style-name="ce39" table:formula="of:=ROUND(1.8-(([.D16]-94)/([.$D$20]-94)*(1.8-1.1));2)" office:value-type="float" office:value="1.61" calcext:value-type="float">
            <text:p/>
          </table:table-cell>
          <table:table-cell table:style-name="ce39" table:formula="of:=ROUND(1.2-(([.D16]-94)/([.$D$20]-94)*(1.2-0.5));2)" office:value-type="float" office:value="1.01" calcext:value-type="float">
            <text:p/>
          </table:table-cell>
          <table:table-cell table:style-name="ce39" table:formula="of:=ROUND(0.5-(([.D16]-94)/([.$D$20]-94)*(0.5-0.3));2)" office:value-type="float" office:value="0.45" calcext:value-type="float">
            <text:p/>
          </table:table-cell>
          <table:table-cell table:style-name="ce39" table:formula="of:=ROUND(20+(([.D16]-94)/([.$D$20]-94))*10;0)" office:value-type="float" office:value="23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3-(([.D16]-94)/([.$D$20]-94)*(3-2.1));2)" office:value-type="float" office:value="2.76" calcext:value-type="float">
            <text:p/>
          </table:table-cell>
          <table:table-cell table:style-name="ce39" table:formula="of:=ROUND(2-(([.D16]-94)/([.$D$20]-94)*(2-0.9));2)" office:value-type="float" office:value="1.71" calcext:value-type="float">
            <text:p/>
          </table:table-cell>
          <table:table-cell table:style-name="ce39" table:formula="of:=ROUND(1.3-(([.D16]-94)/([.$D$20]-94)*(1.3-0.5));2)" office:value-type="float" office:value="1.09" calcext:value-type="float">
            <text:p/>
          </table:table-cell>
          <table:table-cell table:style-name="ce39" table:formula="of:=ROUND(20+(([.D16]-94)/([.$D$20]-94))*10;0)" office:value-type="float" office:value="23" calcext:value-type="float">
            <text:p/>
          </table:table-cell>
          <table:table-cell table:style-name="ce38" office:value-type="float" office:value="2" calcext:value-type="float">
            <text:p>2</text:p>
          </table:table-cell>
          <table:table-cell table:formula="of:=ROUND(7-(([.D16]-94)/([.$D$20]-94)*(7-3));0)" office:value-type="float" office:value="6" calcext:value-type="float">
            <text:p/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ROUND(2.9-(([.D16]-94)/([.$D$20]-94)*(2.9-1.9));2)" office:value-type="float" office:value="2.64" calcext:value-type="float">
            <text:p/>
          </table:table-cell>
          <table:table-cell table:style-name="ce39" table:formula="of:=ROUND(1.4-(([.D16]-94)/([.$D$20]-94)*(1.4-0.9));2)" office:value-type="float" office:value="1.27" calcext:value-type="float">
            <text:p/>
          </table:table-cell>
          <table:table-cell table:style-name="ce39" table:formula="of:=ROUND(0.4-(([.D16]-94)/([.$D$20]-94)*(0.4-0.3));2)" office:value-type="float" office:value="0.37" calcext:value-type="float">
            <text:p/>
          </table:table-cell>
          <table:table-cell table:style-name="ce39" table:formula="of:=ROUND(20+(([.D16]-94)/([.$D$20]-94))*20;0)" office:value-type="float" office:value="25" calcext:value-type="float">
            <text:p/>
          </table:table-cell>
          <table:table-cell table:style-name="ce38" office:value-type="float" office:value="3" calcext:value-type="float">
            <text:p>3</text:p>
          </table:table-cell>
          <table:table-cell table:style-name="ce40" table:formula="of:=ROUND(8-(([.D16]-94)/([.$D$20]-94)*(8-4));0)" office:value-type="float" office:value="7" calcext:value-type="float">
            <text:p/>
          </table:table-cell>
          <table:table-cell table:style-name="ce41" table:formula="of:=ROUND(500-(([.D16]-94)/([.$D$20]-94)*(500-90));0)" office:value-type="float" office:value="392" calcext:value-type="float">
            <text:p/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neral MIN</text:p>
          </table:table-cell>
          <table:table-cell table:formula="of:=MIN([.B5:.B16])" office:value-type="float" office:value="2.19" calcext:value-type="float">
            <text:p/>
          </table:table-cell>
          <table:table-cell table:formula="of:=MIN([.C5:.C16])" office:value-type="float" office:value="6" calcext:value-type="float">
            <text:p/>
          </table:table-cell>
          <table:table-cell table:formula="of:=MIN([.D5:.D16])" office:value-type="float" office:value="94" calcext:value-type="float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eral MAX</text:p>
          </table:table-cell>
          <table:table-cell table:formula="of:=MAX([.B5:.B16])" office:value-type="float" office:value="4.33" calcext:value-type="float">
            <text:p/>
          </table:table-cell>
          <table:table-cell table:formula="of:=MAX([.C5:.C16])" office:value-type="float" office:value="10" calcext:value-type="float">
            <text:p/>
          </table:table-cell>
          <table:table-cell table:formula="of:=MAX([.D5:.D16])" office:value-type="float" office:value="1360" calcext:value-type="float">
            <text:p/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ants used in minetest formulas (scaled from 1360 [exp] to 858 [linear] for playability—allows gems to dig faster than projected exponentially)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MOND_BRINELL</text:p>
          </table:table-cell>
          <table:table-cell table:number-columns-repeated="2"/>
          <table:table-cell table:formula="of:=ROUND(94+((10-6)/(9-6)*(667-94));2)" office:value-type="float" office:value="858" calcext:value-type="float">
            <text:p/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Minetest-specific data abrreviations (for tool variables)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</text:p>
          </table:table-cell>
          <table:table-cell office:value-type="string" calcext:value-type="string">
            <text:p>Pick</text:p>
          </table:table-cell>
          <table:table-cell/>
          <table:table-cell office:value-type="string" calcext:value-type="string">
            <text:p>minetest_game/default/tools.lu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string" calcext:value-type="string">
            <text:p>Shovel</text:p>
          </table:table-cell>
          <table:table-cell/>
          <table:table-cell office:value-type="string" calcext:value-type="string">
            <text:p>minetest_game/default/tools.lu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X</text:p>
          </table:table-cell>
          <table:table-cell office:value-type="string" calcext:value-type="string">
            <text:p>Axe</text:p>
          </table:table-cell>
          <table:table-cell/>
          <table:table-cell office:value-type="string" calcext:value-type="string">
            <text:p>minetest_game/default/tools.lu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minetest_game/default/tools.lu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</text:p>
          </table:table-cell>
          <table:table-cell office:value-type="string" calcext:value-type="string">
            <text:p>Hoe</text:p>
          </table:table-cell>
          <table:table-cell/>
          <table:table-cell office:value-type="string" calcext:value-type="string">
            <text:p>minetest_game/farming/hoes.lu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pi</text:p>
          </table:table-cell>
          <table:table-cell office:value-type="string" calcext:value-type="string">
            <text:p>full_punch_interval</text:p>
          </table:table-cell>
          <table:table-cell/>
          <table:table-cell office:value-type="string" calcext:value-type="string">
            <text:p>minetest_game/default/tools.lu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dl</text:p>
          </table:table-cell>
          <table:table-cell office:value-type="string" calcext:value-type="string">
            <text:p>max_drop_level</text:p>
          </table:table-cell>
          <table:table-cell/>
          <table:table-cell office:value-type="string" calcext:value-type="string">
            <text:p>minetest_game/default/tools.lu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</text:p>
          </table:table-cell>
          <table:table-cell office:value-type="string" calcext:value-type="string">
            <text:p>groupcaps.cracky</text:p>
          </table:table-cell>
          <table:table-cell/>
          <table:table-cell office:value-type="string" calcext:value-type="string">
            <text:p>minetest_game/default/tools.lu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</text:p>
          </table:table-cell>
          <table:table-cell office:value-type="string" calcext:value-type="string">
            <text:p>groupcaps.crumbly</text:p>
          </table:table-cell>
          <table:table-cell/>
          <table:table-cell office:value-type="string" calcext:value-type="string">
            <text:p>minetest_game/default/tools.lu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</text:p>
          </table:table-cell>
          <table:table-cell office:value-type="string" calcext:value-type="string">
            <text:p>groupcaps.choppy</text:p>
          </table:table-cell>
          <table:table-cell/>
          <table:table-cell office:value-type="string" calcext:value-type="string">
            <text:p>minetest_game/default/tools.lu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</text:p>
          </table:table-cell>
          <table:table-cell office:value-type="string" calcext:value-type="string">
            <text:p>groupcaps.snappy</text:p>
          </table:table-cell>
          <table:table-cell/>
          <table:table-cell office:value-type="string" calcext:value-type="string">
            <text:p>minetest_game/default/tools.lu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</text:p>
          </table:table-cell>
          <table:table-cell office:value-type="string" calcext:value-type="string">
            <text:p>fleshy damage group value</text:p>
          </table:table-cell>
          <table:table-cell/>
          <table:table-cell office:value-type="string" calcext:value-type="string">
            <text:p>minetest_game/default/tools.lu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anings at:</text:p>
          </table:table-cell>
          <table:table-cell table:style-name="ce21" office:value-type="string" calcext:value-type="string">
            <text:p><text:a xlink:href="https://github.com/minetest/minetest/blob/142e2d3b74ad886eed83b0fc9d6cfea100dae10a/doc/lua_api.txt#L736" xlink:type="simple">https://github.com/minetest/minetest/blob/142e2d3b74ad886eed83b0fc9d6cfea100dae10a/doc/lua_api.txt#L736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aning in node (non-tool) context: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2"/>
          <table:table-cell table:style-name="ce22" office:value-type="string" calcext:value-type="string">
            <text:p>cracky </text:p>
          </table:table-cell>
          <table:table-cell office:value-type="string" calcext:value-type="string">
            <text:p>1 to 3, higher faster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2" office:value-type="string" calcext:value-type="string">
            <text:p>level</text:p>
          </table:table-cell>
          <table:table-cell office:value-type="string" calcext:value-type="string">
            <text:p>limit the toughness of nodes &amp; scale dig/damage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2"/>
          <table:table-cell table:number-columns-repeated="1022"/>
        </table:table-row>
        <table:table-row table:style-name="ro1">
          <table:table-cell table:style-name="ce2" office:value-type="string" calcext:value-type="string">
            <text:p>Minetest-specific data color code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ignored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"Stone" Density, Moh, and Brinell is copied from Opal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Birthstone values that are copied from diamon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irthstone values extrapolated <text:s/>between stone and diamond Minetest items (opal equal to stone)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office:value-type="string" calcext:value-type="string">
            <text:p>Moh predictions (from Brinell from Density) rounded to nearest 10, to compare to actual abov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see "hardness - extrapolated.csv" for all original predictions marked with ~, but where Mohs are rounded down [floor function]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exandrite</text:p>
          </table:table-cell>
          <table:table-cell table:style-name="ce8" office:value-type="float" office:value="3.74" calcext:value-type="float">
            <text:p>3.74</text:p>
          </table:table-cell>
          <table:table-cell table:style-name="ce15" table:formula="of:=ROUND(0.6514*POWER([.D48];0.4269);1)" office:value-type="float" office:value="8.9" calcext:value-type="float">
            <text:p/>
          </table:table-cell>
          <table:table-cell table:style-name="ce15" office:value-type="float" office:value="461" calcext:value-type="float">
            <text:p>46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quamarine</text:p>
          </table:table-cell>
          <table:table-cell table:style-name="ce8" office:value-type="float" office:value="2.71" calcext:value-type="float">
            <text:p>2.71</text:p>
          </table:table-cell>
          <table:table-cell table:style-name="ce15" table:formula="of:=ROUND(0.6514*POWER([.D49];0.4269);1)" office:value-type="float" office:value="5.9" calcext:value-type="float">
            <text:p/>
          </table:table-cell>
          <table:table-cell table:style-name="ce15" office:value-type="float" office:value="177" calcext:value-type="float">
            <text:p>177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Emerald</text:p>
          </table:table-cell>
          <table:table-cell table:style-name="ce8" office:value-type="float" office:value="2.725" calcext:value-type="float">
            <text:p>2.725</text:p>
          </table:table-cell>
          <table:table-cell table:style-name="ce15" table:formula="of:=ROUND(0.6514*POWER([.D50];0.4269);1)" office:value-type="float" office:value="6" calcext:value-type="float">
            <text:p/>
          </table:table-cell>
          <table:table-cell table:style-name="ce15" office:value-type="float" office:value="180" calcext:value-type="float">
            <text:p>18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Garnet</text:p>
          </table:table-cell>
          <table:table-cell table:style-name="ce8" office:value-type="float" office:value="3.645" calcext:value-type="float">
            <text:p>3.645</text:p>
          </table:table-cell>
          <table:table-cell table:style-name="ce15" table:formula="of:=ROUND(0.6514*POWER([.D51];0.4269);1)" office:value-type="float" office:value="8.6" calcext:value-type="float">
            <text:p/>
          </table:table-cell>
          <table:table-cell table:style-name="ce15" office:value-type="float" office:value="427" calcext:value-type="float">
            <text:p>427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Opal</text:p>
          </table:table-cell>
          <table:table-cell table:style-name="ce8" office:value-type="float" office:value="2.19" calcext:value-type="float">
            <text:p>2.19</text:p>
          </table:table-cell>
          <table:table-cell table:style-name="ce15" table:formula="of:=ROUND(0.6514*POWER([.D52];0.4269);1)" office:value-type="float" office:value="4.5" calcext:value-type="float">
            <text:p/>
          </table:table-cell>
          <table:table-cell table:style-name="ce28" office:value-type="float" office:value="94" calcext:value-type="float">
            <text:p>94</text:p>
          </table:table-cell>
          <table:table-cell table:style-name="ce1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eridot</text:p>
          </table:table-cell>
          <table:table-cell table:style-name="ce8" office:value-type="float" office:value="3.38" calcext:value-type="float">
            <text:p>3.38</text:p>
          </table:table-cell>
          <table:table-cell table:style-name="ce15" table:formula="of:=ROUND(0.6514*POWER([.D53];0.4269);1)" office:value-type="float" office:value="7.9" calcext:value-type="float">
            <text:p/>
          </table:table-cell>
          <table:table-cell table:style-name="ce15" office:value-type="float" office:value="341" calcext:value-type="float">
            <text:p>34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8"/>
          <table:table-cell table:style-name="ce31" table:number-columns-repeated="2"/>
          <table:table-cell table:style-name="ce2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rinell Predictions (from Density) rounded to 0 decimals (see also above yellow Brinell predictions)</text:p>
          </table:table-cell>
          <table:table-cell/>
          <table:table-cell table:style-name="ce2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Zircon</text:p>
          </table:table-cell>
          <table:table-cell table:style-name="ce8" office:value-type="float" office:value="4.33" calcext:value-type="float">
            <text:p>4.33</text:p>
          </table:table-cell>
          <table:table-cell table:style-name="ce2"/>
          <table:table-cell table:style-name="ce16" table:formula="of:=ROUND(9.0954*([.B56]^2.9757);0)" office:value-type="float" office:value="713" calcext:value-type="float">
            <text:p/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rinell Predictions (from Moh)</text:p>
          </table:table-cell>
          <table:table-cell table:style-name="ce23"/>
          <table:table-cell table:style-name="ce32"/>
          <table:table-cell table:style-name="ce34"/>
          <table:table-cell table:style-name="ce2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Obsidian</text:p>
          </table:table-cell>
          <table:table-cell table:style-name="ce18"/>
          <table:table-cell table:style-name="ce33" office:value-type="float" office:value="5" calcext:value-type="float">
            <text:p>5</text:p>
          </table:table-cell>
          <table:table-cell table:style-name="ce16" table:formula="of:=ROUND(2.9592*POWER([.C58];2.2856);0)" office:value-type="float" office:value="117" calcext:value-type="float">
            <text:p/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erals of note that are neither Minetest nor birthston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ate</text:p>
          </table:table-cell>
          <table:table-cell table:formula="of:=AVERAGE(2.6;2.64)" office:value-type="float" office:value="2.62" calcext:value-type="float"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zurite</text:p>
          </table:table-cell>
          <table:table-cell table:formula="of:=AVERAGE(3.7;3)" office:value-type="float" office:value="3.35" calcext:value-type="float"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yl</text:p>
          </table:table-cell>
          <table:table-cell table:formula="of:=AVERAGE(2.66;2.87)" office:value-type="float" office:value="2.765" calcext:value-type="float"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nnabar</text:p>
          </table:table-cell>
          <table:table-cell table:formula="of:=AVERAGE(8;8.2)" office:value-type="float" office:value="8.1" calcext:value-type="float"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sper</text:p>
          </table:table-cell>
          <table:table-cell table:formula="of:=AVERAGE(2.58;2.91)" office:value-type="float" office:value="2.745" calcext:value-type="float"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is Lazuli</text:p>
          </table:table-cell>
          <table:table-cell table:formula="of:=AVERAGE(2.5;3)" office:value-type="float" office:value="2.75" calcext:value-type="float"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yx</text:p>
          </table:table-cell>
          <table:table-cell table:formula="of:=AVERAGE(2.58;2.64)" office:value-type="float" office:value="2.61" calcext:value-type="float"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arl</text:p>
          </table:table-cell>
          <table:table-cell table:formula="of:=AVERAGE(2.6;2.85)" office:value-type="float" office:value="2.725" calcext:value-type="float"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rtz</text:p>
          </table:table-cell>
          <table:table-cell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qoise</text:p>
          </table:table-cell>
          <table:table-cell table:formula="of:=AVERAGE(2.31;2.84)" office:value-type="float" office:value="2.575" calcext:value-type="float"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s (color coded):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a xlink:href="https://www.gemrockauctions.com/learn/technical-information-on-gemstones/mohs-hardness-scale-for-gemstones" xlink:type="simple">https://www.gemrockauctions.com/learn/technical-information-on-gemstones/mohs-hardness-scale-for-gemstones</text:a>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<text:s text:c="2"/>(averaged from min&amp;max values available via this URL)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<text:a xlink:href="https://en.wikipedia.org/wiki/Hardnesses_of_the_elements_(data_page)" xlink:type="simple">https://en.wikipedia.org/wiki/Hardnesses_of_the_elements_(data_page)</text:a>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a xlink:href="http://www.azom.com/article.aspx?ArticleID=6542" xlink:type="simple">http://www.azom.com/article.aspx?ArticleID=6542</text:a>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a xlink:href="http://www.ajsgem.com/articles/gemstone-density-definitive-guide.html" xlink:type="simple">http://www.ajsgem.com/articles/gemstone-density-definitive-guide.html</text:a>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<text:s text:c="2"/>(averaged from min&amp;max values available via this URL)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<text:a xlink:href="http://www.18carat.co.uk/hardnessmohsscale.html" xlink:type="simple">http://www.18carat.co.uk/hardnessmohsscale.html</text:a>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https://en.wikipedia.org/wiki/Mohs_scale_of_mineral_hardness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https://en.wikipedia.org/wiki/Iron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extrapolated (Moh from Brinell, Brinell from density)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xtrapolated (Brinell from Moh)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extrapolated (Moh from Brinell, visually using excel chart and measuring pixels of screenshot)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8"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mond can't be measured in Brinell scale since the test uses diamo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by and Sapphire are varieties of Corundum so Corundum's hardness is used for b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by 4.01 and Sapphire 3.99 metric density were averaged to 4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ethyst gets its value from Quartz for the same rea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net uses value from Hessonite Garnet, the one that looks most like the texture in the 2012 release of birthstones Minetest mod</text:p>
          </table:table-cell>
          <table:table-cell table:number-columns-repeated="1023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acky time 1 from Brinell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Brinell</text:p>
          </table:table-cell>
          <table:table-cell office:value-type="string" calcext:value-type="string">
            <text:p>Crack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 table:style-name="ce4" office:value-type="float" office:value="94" calcext:value-type="float">
            <text:p>94</text:p>
          </table:table-cell>
          <table:table-cell table:style-name="ce18" office:value-type="float" office:value="1.3" calcext:value-type="float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eel</text:p>
          </table:table-cell>
          <table:table-cell table:style-name="ce16" office:value-type="float" office:value="183" calcext:value-type="float">
            <text:p>18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17" office:value-type="float" office:value="1360" calcext:value-type="float">
            <text:p>1360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See "Hardness - Extrapolated" sheet for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Why this chart uses Iron instead of ste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Sources</text:p>
          </table:table-cell>
          <table:table-cell table:number-columns-repeated="1023"/>
        </table:table-row>
        <table:table-row table:style-name="ro2" table:number-rows-repeated="23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inell_20_from_20_Moh" style:display-name="PageStyle_Brinell from Mo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inell_20_from_20_Density" style:display-name="PageStyle_Brinell from Dens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h_20_from_20_Brinell" style:display-name="PageStyle_Moh from Brine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rdness_20_-_20_Extrapolated" style:display-name="PageStyle_Hardness - Extrapolat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acky_20_time_20_1_20_from_20_Brinell" style:display-name="PageStyle_cracky time 1 from Brine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 Gustafson</meta:initial-creator>
    <meta:creation-date>2017-02-08T21:36:51</meta:creation-date>
    <dc:date>2017-02-12T12:23:42.905000000</dc:date>
    <meta:generator>LibreOffice/4.2.3.1$Windows_x86 LibreOffice_project/3d4fc3d9dbf8f4c0aeb61498a81f91c5b7922f13</meta:generator>
    <meta:editing-duration>P0D</meta:editing-duration>
    <meta:editing-cycles>1</meta:editing-cycles>
    <meta:document-statistic meta:table-count="6" meta:cell-count="801" meta:object-count="4"/>
    <meta:user-defined meta:name="AppVersion">14.0300</meta:user-defined>
    <meta:user-defined meta:name="Company">Faith Christian Academ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1" loext:regression-force-intercept="false" chart:regression-type="power"/>
      <style:graphic-properties svg:stroke-width="0.026cm"/>
    </style:style>
    <style:style style:name="ch8" style:family="chart">
      <style:text-properties fo:color="#000000" fo:font-family="Calibri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841cm" svg:height="7.62cm" xlink:href=".." xlink:type="simple" chart:class="chart:scatter" chart:style-name="ch1">
        <chart:legend chart:legend-position="end" svg:x="8.931cm" svg:y="3.262cm" style:legend-expansion="high" chart:style-name="ch2"/>
        <chart:plot-area chart:style-name="ch3" table:cell-range-address="'Brinell from Moh'.A2:'Brinell from Moh'.B10" svg:x="0.706cm" svg:y="0.743cm" svg:width="7.713cm" svg:height="6.305cm">
          <chartooo:coordinate-region svg:x="1.513cm" svg:y="0.942cm" svg:width="6.719cm" svg:height="5.4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rinell from Moh'.B2:'Brinell from Moh'.B10" chart:class="chart:scatter">
            <chart:domain table:cell-range-address="'Brinell from Moh'.A2:'Brinell from Moh'.A10"/>
            <chart:regression-curve chart:style-name="ch7">
              <chart:equation chart:display-equation="true" chart:display-r-square="true" chart:style-name="ch8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rinell from Moh'.A2:'Brinell from Moh'.A10</svg:desc>
                </draw:g>
              </table:table-cell>
              <table:table-cell office:value-type="float" office:value="3">
                <text:p>3</text:p>
                <draw:g>
                  <svg:desc>'Brinell from Moh'.B2:'Brinell from Moh'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67">
                <text:p>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1$Windows_x86 LibreOffice_project/3d4fc3d9dbf8f4c0aeb61498a81f91c5b7922f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1" loext:regression-force-intercept="false" chart:regression-type="exponential"/>
      <style:graphic-properties svg:stroke-width="0.026cm"/>
    </style:style>
    <style:style style:name="ch8" style:family="chart">
      <style:text-properties fo:color="#000000" fo:font-family="Calibri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9.871cm" svg:height="11.827cm" xlink:href=".." xlink:type="simple" chart:class="chart:scatter" chart:style-name="ch1">
        <chart:legend chart:legend-position="end" svg:x="15.14cm" svg:y="5.365cm" style:legend-expansion="high" chart:style-name="ch2"/>
        <chart:plot-area chart:style-name="ch3" table:cell-range-address="'Brinell from Moh'.A2:'Brinell from Moh'.B10" svg:x="0.847cm" svg:y="1.079cm" svg:width="13.499cm" svg:height="10.092cm">
          <chartooo:coordinate-region svg:x="1.654cm" svg:y="1.278cm" svg:width="12.505cm" svg:height="9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rinell from Moh'.B2:'Brinell from Moh'.B10" chart:class="chart:scatter">
            <chart:domain table:cell-range-address="'Brinell from Moh'.A2:'Brinell from Moh'.A10"/>
            <chart:regression-curve chart:style-name="ch7">
              <chart:equation chart:display-equation="true" chart:display-r-square="true" chart:style-name="ch8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rinell from Moh'.A2:'Brinell from Moh'.A10</svg:desc>
                </draw:g>
              </table:table-cell>
              <table:table-cell office:value-type="float" office:value="3">
                <text:p>3</text:p>
                <draw:g>
                  <svg:desc>'Brinell from Moh'.B2:'Brinell from Moh'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67">
                <text:p>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1$Windows_x86 LibreOffice_project/3d4fc3d9dbf8f4c0aeb61498a81f91c5b7922f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1" loext:regression-extrapolate-backward="1" loext:regression-force-intercept="false" chart:regression-type="power"/>
      <style:graphic-properties svg:stroke-width="0.026cm"/>
    </style:style>
    <style:style style:name="ch8" style:family="chart">
      <style:text-properties fo:color="#000000" fo:font-family="Calibri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824cm" svg:height="7.62cm" xlink:href=".." xlink:type="simple" chart:class="chart:scatter" chart:style-name="ch1">
        <chart:legend chart:legend-position="end" svg:x="8.464cm" svg:y="3.262cm" style:legend-expansion="high" chart:style-name="ch2"/>
        <chart:plot-area chart:style-name="ch3" table:cell-range-address="'Brinell from Density'.B3:'Brinell from Density'.C3 'Brinell from Density'.B7:'Brinell from Density'.C7 'Brinell from Density'.B10:'Brinell from Density'.C10" svg:x="0.706cm" svg:y="0.743cm" svg:width="7.246cm" svg:height="6.305cm">
          <chartooo:coordinate-region svg:x="1.513cm" svg:y="0.942cm" svg:width="6.212cm" svg:height="5.4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rinell from Density'.C3:'Brinell from Density'.C3 'Brinell from Density'.C7:'Brinell from Density'.C7 'Brinell from Density'.C10:'Brinell from Density'.C10" chart:class="chart:scatter">
            <chart:domain table:cell-range-address="'Brinell from Density'.B3:'Brinell from Density'.B3 'Brinell from Density'.B7:'Brinell from Density'.B7 'Brinell from Density'.B10:'Brinell from Density'.B10"/>
            <chart:regression-curve chart:style-name="ch7">
              <chart:equation chart:display-equation="true" chart:display-r-square="true" chart:style-name="ch8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.65">
                <text:p>2.65</text:p>
                <draw:g>
                  <svg:desc>'Brinell from Density'.B3:'Brinell from Density'.B3 'Brinell from Density'.B7:'Brinell from Density'.B7 'Brinell from Density'.B10:'Brinell from Density'.B10</svg:desc>
                </draw:g>
              </table:table-cell>
              <table:table-cell office:value-type="float" office:value="178">
                <text:p>178</text:p>
                <draw:g>
                  <svg:desc>'Brinell from Density'.C3:'Brinell from Density'.C3 'Brinell from Density'.C7:'Brinell from Density'.C7 'Brinell from Density'.C10:'Brinell from Density'.C10</svg:desc>
                </draw:g>
              </table:table-cell>
            </table:table-row>
            <table:table-row>
              <table:table-cell office:value-type="string"/>
              <table:table-cell office:value-type="float" office:value="3.53">
                <text:p>3.5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667">
                <text:p>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1$Windows_x86 LibreOffice_project/3d4fc3d9dbf8f4c0aeb61498a81f91c5b7922f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Extrapolated Moh" loext:regression-max-degree="2" loext:regression-period="2" loext:regression-extrapolate-forward="1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12.939cm" xlink:href=".." xlink:type="simple" chart:class="chart:scatter" chart:style-name="ch1">
        <chart:legend chart:legend-position="end" svg:x="11.946cm" svg:y="5.921cm" style:legend-expansion="high" chart:style-name="ch2"/>
        <chart:plot-area chart:style-name="ch3" table:cell-range-address="'Moh from Brinell'.A1:'Moh from Brinell'.B10" chart:data-source-has-labels="row" svg:x="0.769cm" svg:y="1.167cm" svg:width="10.539cm" svg:height="11.094cm">
          <chartooo:coordinate-region svg:x="1.39cm" svg:y="1.366cm" svg:width="9.638cm" svg:height="10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oh from Brinell'.B2:'Moh from Brinell'.B10" chart:label-cell-address="'Moh from Brinell'.B1:'Moh from Brinell'.B1" chart:class="chart:scatter">
            <chart:domain table:cell-range-address="'Moh from Brinell'.A2:'Moh from Brinell'.A10"/>
            <chart:regression-curve chart:style-name="ch7">
              <chart:equation chart:display-equation="true" chart:display-r-square="true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oh</text:p>
                <draw:g>
                  <svg:desc>'Moh from Brinell'.B1:'Moh from Brinell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Moh from Brinell'.A2:'Moh from Brinell'.A10</svg:desc>
                </draw:g>
              </table:table-cell>
              <table:table-cell office:value-type="float" office:value="1">
                <text:p>1</text:p>
                <draw:g>
                  <svg:desc>'Moh from Brinell'.B2:'Moh from Brinell'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">
                <text:p>1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">
                <text:p>1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">
                <text:p>1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7">
                <text:p>66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1$Windows_x86 LibreOffice_project/3d4fc3d9dbf8f4c0aeb61498a81f91c5b7922f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